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693f" officeooo:paragraph-rsid="0012693f"/>
    </style:style>
    <style:style style:name="P2" style:family="paragraph" style:parent-style-name="Standard">
      <style:text-properties officeooo:rsid="0012693f" officeooo:paragraph-rsid="001846da"/>
    </style:style>
    <style:style style:name="P3" style:family="paragraph" style:parent-style-name="Standard">
      <style:text-properties officeooo:rsid="0012693f" officeooo:paragraph-rsid="001f373d"/>
    </style:style>
    <style:style style:name="P4" style:family="paragraph" style:parent-style-name="Standard">
      <style:text-properties officeooo:paragraph-rsid="0012693f"/>
    </style:style>
    <style:style style:name="P5" style:family="paragraph" style:parent-style-name="Standard">
      <style:text-properties officeooo:rsid="0012bf0c" officeooo:paragraph-rsid="0012bf0c"/>
    </style:style>
    <style:style style:name="P6" style:family="paragraph" style:parent-style-name="Standard">
      <style:text-properties officeooo:rsid="0012bf0c" officeooo:paragraph-rsid="0028106a"/>
    </style:style>
    <style:style style:name="P7" style:family="paragraph" style:parent-style-name="Standard">
      <style:text-properties officeooo:rsid="0012bf0c" officeooo:paragraph-rsid="0029558e"/>
    </style:style>
    <style:style style:name="P8" style:family="paragraph" style:parent-style-name="Standard">
      <style:text-properties officeooo:rsid="0012bf0c" officeooo:paragraph-rsid="002c8b18"/>
    </style:style>
    <style:style style:name="P9" style:family="paragraph" style:parent-style-name="Standard">
      <style:text-properties officeooo:rsid="0012bf0c" officeooo:paragraph-rsid="002fa87f"/>
    </style:style>
    <style:style style:name="P10" style:family="paragraph" style:parent-style-name="Standard">
      <style:text-properties officeooo:rsid="00133e0c" officeooo:paragraph-rsid="00133e0c"/>
    </style:style>
    <style:style style:name="P11" style:family="paragraph" style:parent-style-name="Standard">
      <style:text-properties officeooo:rsid="00133e0c" officeooo:paragraph-rsid="002fa87f"/>
    </style:style>
    <style:style style:name="P12" style:family="paragraph" style:parent-style-name="Standard">
      <style:text-properties officeooo:rsid="001674ee" officeooo:paragraph-rsid="001674ee"/>
    </style:style>
    <style:style style:name="P13" style:family="paragraph" style:parent-style-name="Standard">
      <style:text-properties officeooo:paragraph-rsid="001846da"/>
    </style:style>
    <style:style style:name="P14" style:family="paragraph" style:parent-style-name="Standard">
      <style:text-properties fo:font-style="italic" officeooo:rsid="0012693f" officeooo:paragraph-rsid="0012693f" style:font-style-asian="italic" style:font-style-complex="italic"/>
    </style:style>
    <style:style style:name="P15" style:family="paragraph" style:parent-style-name="Standard">
      <style:text-properties fo:font-style="italic" officeooo:rsid="0012693f" officeooo:paragraph-rsid="001846da" style:font-style-asian="italic" style:font-style-complex="italic"/>
    </style:style>
    <style:style style:name="P16" style:family="paragraph" style:parent-style-name="Standard">
      <style:text-properties fo:font-style="italic" officeooo:rsid="0012693f" officeooo:paragraph-rsid="001f373d" style:font-style-asian="italic" style:font-style-complex="italic"/>
    </style:style>
    <style:style style:name="P17" style:family="paragraph" style:parent-style-name="Standard">
      <style:text-properties fo:font-style="italic" officeooo:rsid="001ed477" officeooo:paragraph-rsid="001ed477" style:font-style-asian="italic" style:font-style-complex="italic"/>
    </style:style>
    <style:style style:name="P18" style:family="paragraph" style:parent-style-name="Standard">
      <style:text-properties fo:font-style="italic" officeooo:rsid="0023ca0e" officeooo:paragraph-rsid="0023ca0e" style:font-style-asian="italic" style:font-style-complex="italic"/>
    </style:style>
    <style:style style:name="P19" style:family="paragraph" style:parent-style-name="Standard">
      <style:text-properties fo:font-style="italic" officeooo:rsid="0023ca0e" officeooo:paragraph-rsid="0025ac72" style:font-style-asian="italic" style:font-style-complex="italic"/>
    </style:style>
    <style:style style:name="P20" style:family="paragraph" style:parent-style-name="Standard">
      <style:text-properties fo:font-style="italic" officeooo:rsid="0023ca0e" officeooo:paragraph-rsid="0027e02d" style:font-style-asian="italic" style:font-style-complex="italic"/>
    </style:style>
    <style:style style:name="P21" style:family="paragraph" style:parent-style-name="Standard">
      <style:text-properties fo:font-style="italic" officeooo:rsid="0023ca0e" officeooo:paragraph-rsid="0033ed75" style:font-style-asian="italic" style:font-style-complex="italic"/>
    </style:style>
    <style:style style:name="P22" style:family="paragraph" style:parent-style-name="Standard">
      <style:text-properties fo:font-style="italic" officeooo:rsid="0023ca0e" officeooo:paragraph-rsid="00351005" style:font-style-asian="italic" style:font-style-complex="italic"/>
    </style:style>
    <style:style style:name="P23" style:family="paragraph" style:parent-style-name="Standard">
      <style:text-properties fo:font-style="italic" officeooo:rsid="0023ca0e" officeooo:paragraph-rsid="0035efbe" style:font-style-asian="italic" style:font-style-complex="italic"/>
    </style:style>
    <style:style style:name="P24" style:family="paragraph" style:parent-style-name="Standard">
      <style:text-properties fo:font-style="italic" officeooo:rsid="0023ca0e" officeooo:paragraph-rsid="0037b158" style:font-style-asian="italic" style:font-style-complex="italic"/>
    </style:style>
    <style:style style:name="P25" style:family="paragraph" style:parent-style-name="Standard">
      <style:text-properties fo:font-style="italic" officeooo:rsid="0023ca0e" officeooo:paragraph-rsid="00400986" style:font-style-asian="italic" style:font-style-complex="italic"/>
    </style:style>
    <style:style style:name="P26" style:family="paragraph" style:parent-style-name="Standard">
      <style:text-properties fo:font-style="italic" officeooo:rsid="0023ca0e" officeooo:paragraph-rsid="00431b0d" style:font-style-asian="italic" style:font-style-complex="italic"/>
    </style:style>
    <style:style style:name="P27" style:family="paragraph" style:parent-style-name="Standard">
      <style:text-properties fo:font-style="italic" officeooo:rsid="0023ca0e" officeooo:paragraph-rsid="004bd69d" style:font-style-asian="italic" style:font-style-complex="italic"/>
    </style:style>
    <style:style style:name="P28" style:family="paragraph" style:parent-style-name="Standard">
      <style:text-properties fo:font-weight="bold" style:font-weight-asian="bold" style:font-weight-complex="bold"/>
    </style:style>
    <style:style style:name="P29" style:family="paragraph" style:parent-style-name="Standard">
      <style:text-properties fo:font-weight="bold" officeooo:rsid="0012693f" officeooo:paragraph-rsid="0012693f" style:font-weight-asian="bold" style:font-weight-complex="bold"/>
    </style:style>
    <style:style style:name="P30" style:family="paragraph" style:parent-style-name="Standard">
      <style:text-properties officeooo:rsid="001a5ff4" officeooo:paragraph-rsid="001a5ff4"/>
    </style:style>
    <style:style style:name="P31" style:family="paragraph" style:parent-style-name="Standard">
      <style:text-properties officeooo:rsid="001a5ff4" officeooo:paragraph-rsid="002fa87f"/>
    </style:style>
    <style:style style:name="P32" style:family="paragraph" style:parent-style-name="Standard">
      <style:text-properties officeooo:rsid="002d41f7" officeooo:paragraph-rsid="002d41f7"/>
    </style:style>
    <style:style style:name="P33" style:family="paragraph" style:parent-style-name="Standard">
      <style:text-properties officeooo:rsid="002d41f7" officeooo:paragraph-rsid="00304af1"/>
    </style:style>
    <style:style style:name="P34" style:family="paragraph" style:parent-style-name="Standard">
      <style:text-properties officeooo:rsid="002eb0e9" officeooo:paragraph-rsid="002eb0e9"/>
    </style:style>
    <style:style style:name="P35" style:family="paragraph" style:parent-style-name="Standard">
      <style:text-properties officeooo:rsid="001e345d" officeooo:paragraph-rsid="001be72f"/>
    </style:style>
    <style:style style:name="P36" style:family="paragraph" style:parent-style-name="Standard">
      <style:text-properties officeooo:rsid="0032a796" officeooo:paragraph-rsid="0032a796"/>
    </style:style>
    <style:style style:name="P37" style:family="paragraph" style:parent-style-name="Standard">
      <style:text-properties fo:font-size="10.5pt" fo:font-style="italic" officeooo:rsid="0023ca0e" officeooo:paragraph-rsid="003aa402" style:font-size-asian="10.5pt" style:font-style-asian="italic" style:font-size-complex="10.5pt" style:font-style-complex="italic"/>
    </style:style>
    <style:style style:name="P38" style:family="paragraph" style:parent-style-name="Standard">
      <style:text-properties fo:font-size="10.5pt" fo:font-style="italic" officeooo:rsid="0023ca0e" officeooo:paragraph-rsid="0025ac72" style:font-size-asian="10.5pt" style:font-style-asian="italic" style:font-size-complex="10.5pt" style:font-style-complex="italic"/>
    </style:style>
    <style:style style:name="P39" style:family="paragraph" style:parent-style-name="Standard">
      <style:text-properties fo:font-size="10.5pt" fo:font-style="italic" officeooo:rsid="0023ca0e" officeooo:paragraph-rsid="0041b98f" style:font-size-asian="10.5pt" style:font-style-asian="italic" style:font-size-complex="10.5pt" style:font-style-complex="italic"/>
    </style:style>
    <style:style style:name="P40" style:family="paragraph" style:parent-style-name="Standard">
      <style:text-properties fo:font-size="10.5pt" fo:font-style="italic" officeooo:rsid="0023ca0e" officeooo:paragraph-rsid="0047a739" style:font-size-asian="10.5pt" style:font-style-asian="italic" style:font-size-complex="10.5pt" style:font-style-complex="italic"/>
    </style:style>
    <style:style style:name="P41" style:family="paragraph" style:parent-style-name="Standard">
      <style:text-properties fo:font-size="10.5pt" fo:font-style="italic" officeooo:rsid="0023ca0e" officeooo:paragraph-rsid="004bd69d" style:font-size-asian="10.5pt" style:font-style-asian="italic" style:font-size-complex="10.5pt" style:font-style-complex="italic"/>
    </style:style>
    <style:style style:name="P42" style:family="paragraph" style:parent-style-name="Standard">
      <style:text-properties fo:font-size="12pt" fo:font-style="italic" officeooo:rsid="0023ca0e" officeooo:paragraph-rsid="003c5358" style:font-size-asian="12pt" style:font-style-asian="italic" style:font-size-complex="12pt" style:font-style-complex="italic"/>
    </style:style>
    <style:style style:name="P43" style:family="paragraph" style:parent-style-name="Standard">
      <style:text-properties fo:font-size="12pt" fo:font-style="italic" officeooo:rsid="0023ca0e" officeooo:paragraph-rsid="0035efbe" style:font-size-asian="12pt" style:font-style-asian="italic" style:font-size-complex="12pt" style:font-style-complex="italic"/>
    </style:style>
    <style:style style:name="P44" style:family="paragraph" style:parent-style-name="Standard">
      <style:text-properties fo:font-size="12pt" fo:font-style="italic" fo:font-weight="bold" officeooo:rsid="0023ca0e" officeooo:paragraph-rsid="0035efbe" style:font-size-asian="12pt" style:font-style-asian="italic" style:font-weight-asian="bold" style:font-size-complex="12pt" style:font-style-complex="italic" style:font-weight-complex="bold"/>
    </style:style>
    <style:style style:name="P45" style:family="paragraph" style:parent-style-name="Standard">
      <style:text-properties officeooo:paragraph-rsid="003eb605"/>
    </style:style>
    <style:style style:name="P46" style:family="paragraph" style:parent-style-name="Standard">
      <style:text-properties officeooo:paragraph-rsid="00431b0d"/>
    </style:style>
    <style:style style:name="P47" style:family="paragraph" style:parent-style-name="Standard">
      <style:text-properties officeooo:paragraph-rsid="0043b0bf"/>
    </style:style>
    <style:style style:name="P48" style:family="paragraph" style:parent-style-name="Standard">
      <style:text-properties officeooo:paragraph-rsid="00467020"/>
    </style:style>
    <style:style style:name="P49" style:family="paragraph" style:parent-style-name="Standard">
      <style:text-properties officeooo:paragraph-rsid="0048fdcf"/>
    </style:style>
    <style:style style:name="P50" style:family="paragraph" style:parent-style-name="Standard">
      <style:text-properties officeooo:paragraph-rsid="004bd69d"/>
    </style:style>
    <style:style style:name="P51" style:family="paragraph" style:parent-style-name="Standard">
      <style:text-properties officeooo:paragraph-rsid="004bfd9c"/>
    </style:style>
    <style:style style:name="P52" style:family="paragraph" style:parent-style-name="Standard">
      <style:text-properties officeooo:paragraph-rsid="004e6912"/>
    </style:style>
    <style:style style:name="P53" style:family="paragraph" style:parent-style-name="Standard">
      <style:text-properties officeooo:paragraph-rsid="0054959e"/>
    </style:style>
    <style:style style:name="P54" style:family="paragraph" style:parent-style-name="Frame_20_contents">
      <style:text-properties officeooo:rsid="0012693f" officeooo:paragraph-rsid="0012693f"/>
    </style:style>
    <style:style style:name="P55" style:family="paragraph" style:parent-style-name="Frame_20_contents">
      <style:text-properties officeooo:rsid="0012693f" officeooo:paragraph-rsid="0020b38e"/>
    </style:style>
    <style:style style:name="P56" style:family="paragraph" style:parent-style-name="Standard">
      <style:paragraph-properties fo:break-before="page"/>
      <style:text-properties fo:font-style="italic" officeooo:rsid="0023ca0e" officeooo:paragraph-rsid="00400986" style:font-style-asian="italic" style:font-style-complex="italic"/>
    </style:style>
    <style:style style:name="P57" style:family="paragraph" style:parent-style-name="Standard">
      <style:paragraph-properties fo:break-before="page"/>
      <style:text-properties fo:font-style="italic" officeooo:rsid="0023ca0e" officeooo:paragraph-rsid="004bd69d" style:font-style-asian="italic" style:font-style-complex="italic"/>
    </style:style>
    <style:style style:name="P58" style:family="paragraph" style:parent-style-name="Standard">
      <style:paragraph-properties fo:break-before="page"/>
      <style:text-properties officeooo:paragraph-rsid="00431b0d"/>
    </style:style>
    <style:style style:name="P59" style:family="paragraph" style:parent-style-name="Standard">
      <style:text-properties fo:font-style="normal" officeooo:rsid="003eb605" officeooo:paragraph-rsid="003eb605" style:font-style-asian="normal" style:font-style-complex="normal"/>
    </style:style>
    <style:style style:name="P60" style:family="paragraph" style:parent-style-name="Standard">
      <style:text-properties officeooo:rsid="0042bc2b" officeooo:paragraph-rsid="00431b0d"/>
    </style:style>
    <style:style style:name="P61" style:family="paragraph" style:parent-style-name="Standard">
      <style:text-properties fo:font-size="10.5pt" fo:font-style="italic" officeooo:rsid="0023ca0e" officeooo:paragraph-rsid="004bd69d" style:font-size-asian="10.5pt" style:font-style-asian="italic" style:font-size-complex="10.5pt" style:font-style-complex="italic"/>
    </style:style>
    <style:style style:name="P62" style:family="paragraph" style:parent-style-name="Standard">
      <style:text-properties officeooo:paragraph-rsid="0054959e"/>
    </style:style>
    <style:style style:name="P63" style:family="paragraph" style:parent-style-name="Standard">
      <style:text-properties fo:font-style="italic" officeooo:rsid="0023ca0e" officeooo:paragraph-rsid="00580bbb" style:font-style-asian="italic" style:font-style-complex="italic"/>
    </style:style>
    <style:style style:name="P64" style:family="paragraph" style:parent-style-name="Standard">
      <style:text-properties fo:font-style="italic" officeooo:rsid="0023ca0e" officeooo:paragraph-rsid="00591351" style:font-style-asian="italic" style:font-style-complex="italic"/>
    </style:style>
    <style:style style:name="P65" style:family="paragraph" style:parent-style-name="Standard">
      <style:text-properties fo:font-style="italic" officeooo:rsid="0023ca0e" officeooo:paragraph-rsid="005d941f" style:font-style-asian="italic" style:font-style-complex="italic"/>
    </style:style>
    <style:style style:name="P66" style:family="paragraph" style:parent-style-name="Standard">
      <style:paragraph-properties fo:text-align="center" style:justify-single-word="false"/>
      <style:text-properties fo:font-style="italic" officeooo:rsid="0023ca0e" officeooo:paragraph-rsid="00640ae0" style:font-style-asian="italic" style:font-style-complex="italic"/>
    </style:style>
    <style:style style:name="P67" style:family="paragraph" style:parent-style-name="Standard">
      <style:text-properties officeooo:paragraph-rsid="00580bbb"/>
    </style:style>
    <style:style style:name="P68" style:family="paragraph" style:parent-style-name="Standard">
      <style:text-properties officeooo:paragraph-rsid="005d941f"/>
    </style:style>
    <style:style style:name="P69" style:family="paragraph" style:parent-style-name="Standard">
      <style:text-properties officeooo:rsid="00628a01" officeooo:paragraph-rsid="00628a01"/>
    </style:style>
    <style:style style:name="P70" style:family="paragraph" style:parent-style-name="Standard">
      <style:text-properties fo:font-size="12pt" fo:font-style="italic" fo:font-weight="bold" officeooo:rsid="0023ca0e" officeooo:paragraph-rsid="00640ae0" style:font-size-asian="12pt" style:font-style-asian="italic" style:font-weight-asian="bold" style:font-size-complex="12pt" style:font-style-complex="italic" style:font-weight-complex="bold"/>
    </style:style>
    <style:style style:name="P71" style:family="paragraph" style:parent-style-name="Standard">
      <style:paragraph-properties fo:text-align="center" style:justify-single-word="false"/>
      <style:text-properties fo:font-size="12pt" fo:font-style="italic" fo:font-weight="bold" officeooo:rsid="0023ca0e" officeooo:paragraph-rsid="00640ae0" style:font-size-asian="12pt" style:font-style-asian="italic" style:font-weight-asian="bold" style:font-size-complex="12pt" style:font-style-complex="italic" style:font-weight-complex="bold"/>
    </style:style>
    <style:style style:name="P72" style:family="paragraph" style:parent-style-name="Standard">
      <style:text-properties fo:font-size="12pt" fo:font-style="italic" fo:font-weight="bold" officeooo:rsid="00640ae0" officeooo:paragraph-rsid="00640ae0" style:font-size-asian="12pt" style:font-style-asian="italic" style:font-weight-asian="bold" style:font-size-complex="12pt" style:font-style-complex="italic" style:font-weight-complex="bold"/>
    </style:style>
    <style:style style:name="P73" style:family="paragraph" style:parent-style-name="Standard">
      <style:text-properties fo:font-size="12pt" fo:font-style="italic" officeooo:rsid="0023ca0e" officeooo:paragraph-rsid="00640ae0" style:font-size-asian="12pt" style:font-style-asian="italic" style:font-size-complex="12pt" style:font-style-complex="italic"/>
    </style:style>
    <style:style style:name="P74" style:family="paragraph" style:parent-style-name="Standard">
      <style:paragraph-properties fo:text-align="center" style:justify-single-word="false"/>
      <style:text-properties fo:font-size="12pt" fo:font-style="italic" officeooo:rsid="0023ca0e" officeooo:paragraph-rsid="00640ae0" style:font-size-asian="12pt" style:font-style-asian="italic" style:font-size-complex="12pt" style:font-style-complex="italic"/>
    </style:style>
    <style:style style:name="P75" style:family="paragraph" style:parent-style-name="Standard">
      <style:paragraph-properties fo:break-before="page"/>
      <style:text-properties officeooo:paragraph-rsid="00580bbb"/>
    </style:style>
    <style:style style:name="P76" style:family="paragraph" style:parent-style-name="Standard">
      <style:paragraph-properties fo:break-before="page"/>
      <style:text-properties officeooo:paragraph-rsid="005d941f"/>
    </style:style>
    <style:style style:name="P77" style:family="paragraph" style:parent-style-name="Table_20_Contents">
      <style:paragraph-properties fo:text-align="center" style:justify-single-word="false"/>
      <style:text-properties officeooo:rsid="00640ae0" officeooo:paragraph-rsid="00640ae0"/>
    </style:style>
    <style:style style:name="P78" style:family="paragraph" style:parent-style-name="Table_20_Contents">
      <style:paragraph-properties fo:text-align="center" style:justify-single-word="false"/>
      <style:text-properties fo:font-weight="bold" officeooo:rsid="00640ae0" officeooo:paragraph-rsid="00640ae0" style:font-weight-asian="bold" style:font-weight-complex="bold"/>
    </style:style>
    <style:style style:name="P79" style:family="paragraph">
      <style:paragraph-properties fo:text-align="center"/>
    </style:style>
    <style:style style:name="T1" style:family="text">
      <style:text-properties officeooo:rsid="0012bf0c"/>
    </style:style>
    <style:style style:name="T2" style:family="text">
      <style:text-properties officeooo:rsid="00135413"/>
    </style:style>
    <style:style style:name="T3" style:family="text">
      <style:text-properties officeooo:rsid="00149a48"/>
    </style:style>
    <style:style style:name="T4" style:family="text">
      <style:text-properties officeooo:rsid="001846da"/>
    </style:style>
    <style:style style:name="T5" style:family="text">
      <style:text-properties officeooo:rsid="0019f8c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fa87f" style:font-weight-asian="bold" style:font-weight-complex="bold"/>
    </style:style>
    <style:style style:name="T8" style:family="text">
      <style:text-properties officeooo:rsid="001f373d"/>
    </style:style>
    <style:style style:name="T9" style:family="text">
      <style:text-properties officeooo:rsid="0020b38e"/>
    </style:style>
    <style:style style:name="T10" style:family="text">
      <style:text-properties officeooo:rsid="002220a7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25ac72" style:font-style-asian="normal" style:font-style-complex="normal"/>
    </style:style>
    <style:style style:name="T13" style:family="text">
      <style:text-properties fo:font-style="normal" officeooo:rsid="0027e02d" style:font-style-asian="normal" style:font-style-complex="normal"/>
    </style:style>
    <style:style style:name="T14" style:family="text">
      <style:text-properties fo:font-style="normal" officeooo:rsid="0033ed75" style:font-style-asian="normal" style:font-style-complex="normal"/>
    </style:style>
    <style:style style:name="T15" style:family="text">
      <style:text-properties fo:font-style="normal" officeooo:rsid="00351005" style:font-style-asian="normal" style:font-style-complex="normal"/>
    </style:style>
    <style:style style:name="T16" style:family="text">
      <style:text-properties fo:font-style="normal" officeooo:rsid="0035efbe" style:font-style-asian="normal" style:font-style-complex="normal"/>
    </style:style>
    <style:style style:name="T17" style:family="text">
      <style:text-properties fo:font-style="normal" officeooo:rsid="0037b158" style:font-style-asian="normal" style:font-style-complex="normal"/>
    </style:style>
    <style:style style:name="T18" style:family="text">
      <style:text-properties fo:font-style="normal" officeooo:rsid="003bd25a" style:font-style-asian="normal" style:font-style-complex="normal"/>
    </style:style>
    <style:style style:name="T19" style:family="text">
      <style:text-properties fo:font-style="normal" officeooo:rsid="003c5358" style:font-style-asian="normal" style:font-style-complex="normal"/>
    </style:style>
    <style:style style:name="T20" style:family="text">
      <style:text-properties fo:font-style="normal" officeooo:rsid="003dc864" style:font-style-asian="normal" style:font-style-complex="normal"/>
    </style:style>
    <style:style style:name="T21" style:family="text">
      <style:text-properties fo:font-style="normal" officeooo:rsid="003eb605" style:font-style-asian="normal" style:font-style-complex="normal"/>
    </style:style>
    <style:style style:name="T22" style:family="text">
      <style:text-properties fo:font-style="normal" officeooo:rsid="004115ba" style:font-style-asian="normal" style:font-style-complex="normal"/>
    </style:style>
    <style:style style:name="T23" style:family="text">
      <style:text-properties fo:font-style="normal" officeooo:rsid="00467020" style:font-style-asian="normal" style:font-style-complex="normal"/>
    </style:style>
    <style:style style:name="T24" style:family="text">
      <style:text-properties fo:font-style="normal" officeooo:rsid="004b1f97" style:font-style-asian="normal" style:font-style-complex="normal"/>
    </style:style>
    <style:style style:name="T25" style:family="text">
      <style:text-properties fo:font-style="normal" officeooo:rsid="00591351" style:font-style-asian="normal" style:font-style-complex="normal"/>
    </style:style>
    <style:style style:name="T26" style:family="text">
      <style:text-properties fo:font-style="normal" officeooo:rsid="005a9200" style:font-style-asian="normal" style:font-style-complex="normal"/>
    </style:style>
    <style:style style:name="T27" style:family="text">
      <style:text-properties fo:font-style="normal" fo:font-weight="bold" officeooo:rsid="0035efbe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25ac72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351005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3bd25a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3c5358" style:font-style-asian="normal" style:font-weight-asian="bold" style:font-style-complex="normal" style:font-weight-complex="bold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5efbe" style:font-style-asian="normal" style:font-weight-asian="normal" style:font-style-complex="normal" style:font-weight-complex="normal"/>
    </style:style>
    <style:style style:name="T34" style:family="text">
      <style:text-properties officeooo:rsid="0028106a"/>
    </style:style>
    <style:style style:name="T35" style:family="text">
      <style:text-properties officeooo:rsid="0029558e"/>
    </style:style>
    <style:style style:name="T36" style:family="text">
      <style:text-properties officeooo:rsid="002c8b18"/>
    </style:style>
    <style:style style:name="T37" style:family="text">
      <style:text-properties officeooo:rsid="002fa87f"/>
    </style:style>
    <style:style style:name="T38" style:family="text">
      <style:text-properties fo:font-style="italic" officeooo:rsid="0023ca0e" style:font-style-asian="italic" style:font-style-complex="italic"/>
    </style:style>
    <style:style style:name="T39" style:family="text">
      <style:text-properties fo:font-style="italic" officeooo:rsid="00351005" style:font-style-asian="italic" style:font-style-complex="italic"/>
    </style:style>
    <style:style style:name="T40" style:family="text">
      <style:text-properties fo:font-style="italic" officeooo:rsid="00467020" style:font-style-asian="italic" style:font-style-complex="italic"/>
    </style:style>
    <style:style style:name="T41" style:family="text">
      <style:text-properties fo:font-style="italic" officeooo:rsid="004bb6f5" style:font-style-asian="italic" style:font-style-complex="italic"/>
    </style:style>
    <style:style style:name="T42" style:family="text">
      <style:text-properties fo:font-style="italic" officeooo:rsid="00580bbb" style:font-style-asian="italic" style:font-style-complex="italic"/>
    </style:style>
    <style:style style:name="T43" style:family="text">
      <style:text-properties fo:font-style="italic" officeooo:rsid="005f5968" style:font-style-asian="italic" style:font-style-complex="italic"/>
    </style:style>
    <style:style style:name="T44" style:family="text">
      <style:text-properties officeooo:rsid="00351005"/>
    </style:style>
    <style:style style:name="T45" style:family="text">
      <style:text-properties officeooo:rsid="0041b98f"/>
    </style:style>
    <style:style style:name="T46" style:family="text">
      <style:text-properties officeooo:rsid="0042bc2b"/>
    </style:style>
    <style:style style:name="T47" style:family="text">
      <style:text-properties fo:font-size="10.5pt" fo:font-style="italic" officeooo:rsid="0023ca0e" style:font-size-asian="10.5pt" style:font-style-asian="italic" style:font-size-complex="10.5pt" style:font-style-complex="italic"/>
    </style:style>
    <style:style style:name="T48" style:family="text">
      <style:text-properties fo:font-size="10.5pt" fo:font-style="italic" officeooo:rsid="00580bbb" style:font-size-asian="10.5pt" style:font-style-asian="italic" style:font-size-complex="10.5pt" style:font-style-complex="italic"/>
    </style:style>
    <style:style style:name="T49" style:family="text">
      <style:text-properties fo:font-size="10.5pt" fo:font-style="italic" officeooo:rsid="0058acb7" style:font-size-asian="10.5pt" style:font-style-asian="italic" style:font-size-complex="10.5pt" style:font-style-complex="italic"/>
    </style:style>
    <style:style style:name="T50" style:family="text">
      <style:text-properties fo:font-size="10.5pt" fo:font-style="italic" officeooo:rsid="005f5968" style:font-size-asian="10.5pt" style:font-style-asian="italic" style:font-size-complex="10.5pt" style:font-style-complex="italic"/>
    </style:style>
    <style:style style:name="T51" style:family="text">
      <style:text-properties fo:font-size="10.5pt" fo:font-style="normal" officeooo:rsid="004b1f97" style:font-size-asian="10.5pt" style:font-style-asian="normal" style:font-size-complex="10.5pt" style:font-style-complex="normal"/>
    </style:style>
    <style:style style:name="T52" style:family="text">
      <style:text-properties fo:font-size="10.5pt" fo:font-style="normal" officeooo:rsid="0025ac72" style:font-size-asian="10.5pt" style:font-style-asian="normal" style:font-size-complex="10.5pt" style:font-style-complex="normal"/>
    </style:style>
    <style:style style:name="T53" style:family="text">
      <style:text-properties fo:font-size="10.5pt" fo:font-style="normal" officeooo:rsid="00351005" style:font-size-asian="10.5pt" style:font-style-asian="normal" style:font-size-complex="10.5pt" style:font-style-complex="normal"/>
    </style:style>
    <style:style style:name="T54" style:family="text">
      <style:text-properties fo:font-size="10.5pt" fo:font-style="normal" officeooo:rsid="003c5358" style:font-size-asian="10.5pt" style:font-style-asian="normal" style:font-size-complex="10.5pt" style:font-style-complex="normal"/>
    </style:style>
    <style:style style:name="T55" style:family="text">
      <style:text-properties officeooo:rsid="00467020"/>
    </style:style>
    <style:style style:name="T56" style:family="text">
      <style:text-properties officeooo:rsid="004bd69d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5229dc" style:font-weight-asian="normal" style:font-weight-complex="normal"/>
    </style:style>
    <style:style style:name="T59" style:family="text">
      <style:text-properties fo:font-weight="normal" officeooo:rsid="0052e10a" style:font-weight-asian="normal" style:font-weight-complex="normal"/>
    </style:style>
    <style:style style:name="T60" style:family="text">
      <style:text-properties officeooo:rsid="004bfd9c"/>
    </style:style>
    <style:style style:name="T61" style:family="text">
      <style:text-properties officeooo:rsid="004cd741"/>
    </style:style>
    <style:style style:name="T62" style:family="text">
      <style:text-properties officeooo:rsid="004f8be5"/>
    </style:style>
    <style:style style:name="T63" style:family="text">
      <style:text-properties officeooo:rsid="005029ab"/>
    </style:style>
    <style:style style:name="T64" style:family="text">
      <style:text-properties officeooo:rsid="0050b146"/>
    </style:style>
    <style:style style:name="T65" style:family="text">
      <style:text-properties officeooo:rsid="0055f1b1"/>
    </style:style>
    <style:style style:name="T66" style:family="text">
      <style:text-properties officeooo:rsid="0056c6d9"/>
    </style:style>
    <style:style style:name="T67" style:family="text">
      <style:text-properties officeooo:rsid="00611bf2"/>
    </style:style>
    <style:style style:name="T68" style:family="text">
      <style:text-properties officeooo:rsid="00640ae0"/>
    </style:style>
    <style:style style:name="T69" style:family="text">
      <style:text-properties officeooo:rsid="0023ca0e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e b)</text:p>
      <text:p text:style-name="P1"/>
      <text:p text:style-name="P29">Casos en donde no todas las charlas pueden ser asignadas a alguna sala</text:p>
      <text:p text:style-name="P1"/>
      <text:p text:style-name="P14">Caso en donde <text:span text:style-name="T3">n</text:span>inguna charla puede ser asignada a ninguna sala</text:p>
      <text:p text:style-name="P4"/>
      <text:p text:style-name="P1">Juego de datos</text:p>
      <text:p text:style-name="P1"><draw:frame draw:style-name="fr1" draw:name="Frame1" text:anchor-type="paragraph" svg:x="9.483cm" svg:y="0.288cm" svg:width="3.759cm" draw:z-index="0"><draw:text-box fo:min-height="3.157cm"><text:p text:style-name="P54">Sala 3</text:p><text:p text:style-name="P54"/><text:p text:style-name="P54"><text:tab/>inicio: 9</text:p><text:p text:style-name="P54"><text:tab/>fin: 1<text:span text:style-name="T2">2</text:span></text:p></draw:text-box></draw:frame><draw:frame draw:style-name="fr1" draw:name="Frame2" text:anchor-type="paragraph" svg:x="4.815cm" svg:y="0.229cm" svg:width="3.759cm" draw:z-index="1"><draw:text-box fo:min-height="3.157cm"><text:p text:style-name="P54">Sala 2</text:p><text:p text:style-name="P54"/><text:p text:style-name="P54"><text:tab/>inicio 15</text:p><text:p text:style-name="P54"><text:tab/>fin: 19</text:p></draw:text-box></draw:frame><draw:frame draw:style-name="fr1" draw:name="Frame3" text:anchor-type="paragraph" svg:x="0.222cm" svg:y="0.173cm" svg:width="3.759cm" draw:z-index="2"><draw:text-box fo:min-height="3.157cm"><text:p text:style-name="P54">Sala 1</text:p><text:p text:style-name="P54"/><text:p text:style-name="P54"><text:tab/>inicio: 17</text:p><text:p text:style-name="P54"><text:tab/>fin: 18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rame4" text:anchor-type="paragraph" svg:x="0.222cm" svg:y="0.173cm" svg:width="4.103cm" draw:z-index="3"><draw:text-box fo:min-height="3.187cm"><text:p text:style-name="P54">Charla 1</text:p><text:p text:style-name="P54"><text:tab/>asistentes: 20</text:p><text:p text:style-name="P54"><text:tab/>inicio: <text:span text:style-name="T2">13</text:span></text:p><text:p text:style-name="P54"><text:tab/>fin: <text:span text:style-name="T2">14</text:span></text:p></draw:text-box></draw:frame><draw:frame draw:style-name="fr1" draw:name="Frame5" text:anchor-type="paragraph" svg:x="5.629cm" svg:y="0.175cm" svg:width="4.12cm" draw:z-index="4"><draw:text-box fo:min-height="3.187cm"><text:p text:style-name="P54">Charla 2</text:p><text:p text:style-name="P54"><text:tab/>asistentes: 12</text:p><text:p text:style-name="P54"><text:tab/>inicio: <text:span text:style-name="T2">13</text:span></text:p><text:p text:style-name="P54"><text:tab/>fin: <text:span text:style-name="T2">15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Árbol de soluciones</text:p>
      <text:p text:style-name="P5"/>
      <text:p text:style-name="P6"><draw:line text:anchor-type="paragraph" draw:z-index="24" draw:style-name="gr1" draw:text-style-name="P79" svg:x1="0.695cm" svg:y1="0.552cm" svg:x2="0.695cm" svg:y2="1.194cm"><text:p/></draw:line><draw:line text:anchor-type="paragraph" draw:z-index="25" draw:style-name="gr1" draw:text-style-name="P79" svg:x1="0.903cm" svg:y1="0.57cm" svg:x2="2.131cm" svg:y2="1.346cm"><text:p/></draw:line><draw:line text:anchor-type="paragraph" draw:z-index="26" draw:style-name="gr1" draw:text-style-name="P79" svg:x1="1.244cm" svg:y1="0.57cm" svg:x2="4.079cm" svg:y2="1.346cm"><text:p/></draw:line><draw:line text:anchor-type="paragraph" draw:z-index="27" draw:style-name="gr1" draw:text-style-name="P79" svg:x1="1.356cm" svg:y1="0.437cm" svg:x2="5.873cm" svg:y2="1.363cm"><text:p/></draw:line>&lt;-<text:span text:style-name="T34">1</text:span>,-<text:span text:style-name="T34">1</text:span>&gt;</text:p>
      <text:p text:style-name="P5"/>
      <text:p text:style-name="P7"><draw:line text:anchor-type="paragraph" draw:z-index="31" draw:style-name="gr1" draw:text-style-name="P79" svg:x1="1.092cm" svg:y1="0.494cm" svg:x2="3.606cm" svg:y2="1.268cm"><text:p/></draw:line><draw:line text:anchor-type="paragraph" draw:z-index="32" draw:style-name="gr1" draw:text-style-name="P79" svg:x1="3cm" svg:y1="0.494cm" svg:x2="4.833cm" svg:y2="1.325cm"><text:p/></draw:line><draw:line text:anchor-type="paragraph" draw:z-index="33" draw:style-name="gr1" draw:text-style-name="P79" svg:x1="3.171cm" svg:y1="0.494cm" svg:x2="6.364cm" svg:y2="1.344cm"><text:p/></draw:line><draw:line text:anchor-type="paragraph" draw:z-index="34" draw:style-name="gr1" draw:text-style-name="P79" svg:x1="3.265cm" svg:y1="0.342cm" svg:x2="7.121cm" svg:y2="1.344cm"><text:p/></draw:line><draw:line text:anchor-type="paragraph" draw:z-index="35" draw:style-name="gr1" draw:text-style-name="P79" svg:x1="3.152cm" svg:y1="0.342cm" svg:x2="8.103cm" svg:y2="1.324cm"><text:p/></draw:line>&lt;<text:span text:style-name="T35">0</text:span>,-<text:span text:style-name="T35">1</text:span>&gt; <text:s text:c="7"/>&lt;<text:span text:style-name="T35">1</text:span>,-<text:span text:style-name="T34">1</text:span>&gt; <text:s text:c="7"/>&lt;<text:span text:style-name="T35">2</text:span>,-<text:span text:style-name="T34">1</text:span>&gt; <text:s text:c="8"/><text:span text:style-name="T35">&lt;3,-1&gt;</text:span></text:p>
      <text:p text:style-name="P5"><draw:line text:anchor-type="paragraph" draw:z-index="28" draw:style-name="gr1" draw:text-style-name="P79" svg:x1="0.318cm" svg:y1="0.012cm" svg:x2="0.355cm" svg:y2="0.748cm"><text:p/></draw:line><draw:line text:anchor-type="paragraph" draw:z-index="29" draw:style-name="gr1" draw:text-style-name="P79" svg:x1="0.467cm" svg:y1="0.012cm" svg:x2="1.375cm" svg:y2="0.786cm"><text:p/></draw:line><draw:line text:anchor-type="paragraph" draw:z-index="30" draw:style-name="gr1" draw:text-style-name="P79" svg:x1="0.808cm" svg:y1="0.012cm" svg:x2="2.302cm" svg:y2="0.767cm"><text:p/></draw:line></text:p>
      <text:p text:style-name="P7">&lt;<text:span text:style-name="T35">0</text:span>,<text:span text:style-name="T35">0</text:span>&gt; &lt;<text:span text:style-name="T35">0</text:span>,<text:span text:style-name="T35">1</text:span>&gt; &lt;<text:span text:style-name="T35">0</text:span>,<text:span text:style-name="T35">2</text:span>&gt;<text:span text:style-name="T35">&lt;0,3&gt;</text:span> <text:s text:c="3"/>&lt;<text:span text:style-name="T35">1</text:span>,<text:span text:style-name="T35">0</text:span>&gt; &lt;<text:span text:style-name="T35">1</text:span>,<text:span text:style-name="T35">1</text:span>&gt; &lt;<text:span text:style-name="T35">1</text:span>,<text:span text:style-name="T35">2</text:span>&gt;<text:span text:style-name="T35">&lt;1,3&gt; </text:span></text:p>
      <text:p text:style-name="P7"/>
      <text:p text:style-name="P7"/>
      <text:p text:style-name="P7"><draw:line text:anchor-type="paragraph" draw:z-index="44" draw:style-name="gr1" draw:text-style-name="P79" svg:x1="0.751cm" svg:y1="0.517cm" svg:x2="0.619cm" svg:y2="1.311cm"><text:p/></draw:line><draw:line text:anchor-type="paragraph" draw:z-index="45" draw:style-name="gr1" draw:text-style-name="P79" svg:x1="0.96cm" svg:y1="0.575cm" svg:x2="2.339cm" svg:y2="1.254cm"><text:p/></draw:line><draw:line text:anchor-type="paragraph" draw:z-index="46" draw:style-name="gr1" draw:text-style-name="P79" svg:x1="1.319cm" svg:y1="0.423cm" svg:x2="3.982cm" svg:y2="1.368cm"><text:p/></draw:line><draw:line text:anchor-type="paragraph" draw:z-index="47" draw:style-name="gr1" draw:text-style-name="P79" svg:x1="1.393cm" svg:y1="0.252cm" svg:x2="6.118cm" svg:y2="1.254cm"><text:p/></draw:line>&lt;-<text:span text:style-name="T34">1</text:span>,-<text:span text:style-name="T34">1</text:span>&gt;</text:p>
      <text:p text:style-name="P7"/>
      <text:p text:style-name="P7"><draw:line text:anchor-type="paragraph" draw:z-index="36" draw:style-name="gr1" draw:text-style-name="P79" svg:x1="4.115cm" svg:y1="0.492cm" svg:x2="0.563cm" svg:y2="1.228cm"><text:p/></draw:line><draw:line text:anchor-type="paragraph" draw:z-index="37" draw:style-name="gr1" draw:text-style-name="P79" svg:x1="1.981cm" svg:y1="1.228cm" svg:x2="4.343cm" svg:y2="0.51cm"><text:p/></draw:line><draw:line text:anchor-type="paragraph" draw:z-index="38" draw:style-name="gr1" draw:text-style-name="P79" svg:x1="3.039cm" svg:y1="1.343cm" svg:x2="4.343cm" svg:y2="0.51cm"><text:p/></draw:line><draw:line text:anchor-type="paragraph" draw:z-index="39" draw:style-name="gr1" draw:text-style-name="P79" svg:x1="4.059cm" svg:y1="1.343cm" svg:x2="4.343cm" svg:y2="0.51cm"><text:p/></draw:line><draw:line text:anchor-type="paragraph" draw:z-index="40" draw:style-name="gr1" draw:text-style-name="P79" svg:x1="6.347cm" svg:y1="0.453cm" svg:x2="5.23cm" svg:y2="1.321cm"><text:p/></draw:line><draw:line text:anchor-type="paragraph" draw:z-index="41" draw:style-name="gr1" draw:text-style-name="P79" svg:x1="6.516cm" svg:y1="0.49cm" svg:x2="6.364cm" svg:y2="1.435cm"><text:p/></draw:line><draw:line text:anchor-type="paragraph" draw:z-index="42" draw:style-name="gr1" draw:text-style-name="P79" svg:x1="6.668cm" svg:y1="0.49cm" svg:x2="7.045cm" svg:y2="1.264cm"><text:p/></draw:line><draw:line text:anchor-type="paragraph" draw:z-index="43" draw:style-name="gr1" draw:text-style-name="P79" svg:x1="6.837cm" svg:y1="0.49cm" svg:x2="8.084cm" svg:y2="1.284cm"><text:p/></draw:line>&lt;<text:span text:style-name="T35">0</text:span>,-<text:span text:style-name="T35">1</text:span>&gt; <text:s text:c="7"/>&lt;<text:span text:style-name="T35">1</text:span>,-<text:span text:style-name="T34">1</text:span>&gt; <text:s text:c="7"/>&lt;<text:span text:style-name="T35">2</text:span>,-<text:span text:style-name="T34">1</text:span>&gt; <text:s text:c="8"/><text:span text:style-name="T35">&lt;3,-1&gt;</text:span></text:p>
      <text:p text:style-name="P7"/>
      <text:p text:style-name="P7">&lt;<text:span text:style-name="T35">2</text:span>,<text:span text:style-name="T35">0</text:span>&gt; &lt;<text:span text:style-name="T35">2</text:span>,<text:span text:style-name="T35">1</text:span>&gt; &lt;<text:span text:style-name="T35">2</text:span>,<text:span text:style-name="T35">2</text:span>&gt;<text:span text:style-name="T35">&lt;2,3&gt;</text:span> <text:s text:c="3"/>&lt;<text:span text:style-name="T35">3</text:span>,<text:span text:style-name="T35">0</text:span>&gt; &lt;<text:span text:style-name="T35">3</text:span>,<text:span text:style-name="T35">1</text:span>&gt; &lt;<text:span text:style-name="T35">3</text:span>,<text:span text:style-name="T35">2</text:span>&gt;<text:span text:style-name="T35">&lt;3,3&gt; </text:span></text:p>
      <text:p text:style-name="P5"/>
      <text:p text:style-name="P10"><text:span text:style-name="T6">&lt;0,0&gt;</text:span> <text:s/><text:span text:style-name="T36">es solución, no es asignada ninguna charla a ninguna sala.</text:span></text:p>
      <text:p text:style-name="P8">&lt;<text:span text:style-name="T35">0</text:span>,<text:span text:style-name="T35">1</text:span>&gt; &lt;<text:span text:style-name="T35">0</text:span>,<text:span text:style-name="T35">2</text:span>&gt;<text:span text:style-name="T35">&lt;0,3&gt; No son solución por restricción de no disponibilidad de la sala para esos horarios.</text:span></text:p>
      <text:p text:style-name="P32">Luego por predicado de poda, en la raíz cuando se procede a ubicar en alguna sala a la charla 1, se detecta que esta no es compatible con el horario de ninguna sala. <text:span text:style-name="T1"><text:s/></text:span>Los árboles generados por las tuplas <text:span text:style-name="T1">&lt;1,-1&gt; <text:s/>&lt;2,-1&gt; <text:s/>&lt;3,-1&gt; </text:span>como raíz no son recorridas.</text:p>
      <text:p text:style-name="P34">La función objetivo tiene como única solución la tupla que indica que no se ṕueden asignar las <text:soft-page-break/>charlas a ninguna sala.</text:p>
      <text:p text:style-name="P32"/>
      <text:p text:style-name="P32"/>
      <text:p text:style-name="P12"/>
      <text:p text:style-name="P15">Caso en donde <text:span text:style-name="T4">una sola</text:span> charla <text:span text:style-name="T4">es </text:span>asignada a <text:span text:style-name="T4">alguna sala</text:span></text:p>
      <text:p text:style-name="P13"/>
      <text:p text:style-name="P2">Juego de datos</text:p>
      <text:p text:style-name="P2"><draw:frame draw:style-name="fr1" draw:name="Frame6" text:anchor-type="paragraph" svg:x="9.483cm" svg:y="0.288cm" svg:width="3.759cm" draw:z-index="5"><draw:text-box fo:min-height="3.157cm"><text:p text:style-name="P54">Sala 3</text:p><text:p text:style-name="P54"/><text:p text:style-name="P54"><text:tab/>inicio: 9</text:p><text:p text:style-name="P54"><text:tab/>fin: 1<text:span text:style-name="T2">2</text:span></text:p></draw:text-box></draw:frame><draw:frame draw:style-name="fr1" draw:name="Frame7" text:anchor-type="paragraph" svg:x="4.815cm" svg:y="0.229cm" svg:width="3.759cm" draw:z-index="6"><draw:text-box fo:min-height="3.157cm"><text:p text:style-name="P54">Sala 2</text:p><text:p text:style-name="P54"/><text:p text:style-name="P54"><text:tab/>inicio 15</text:p><text:p text:style-name="P54"><text:tab/>fin: 19</text:p></draw:text-box></draw:frame><draw:frame draw:style-name="fr1" draw:name="Frame8" text:anchor-type="paragraph" svg:x="0.222cm" svg:y="0.173cm" svg:width="3.759cm" draw:z-index="7"><draw:text-box fo:min-height="3.157cm"><text:p text:style-name="P54">Sala 1</text:p><text:p text:style-name="P54"/><text:p text:style-name="P54"><text:tab/>inicio: 17</text:p><text:p text:style-name="P54"><text:tab/>fin: 18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Frame9" text:anchor-type="paragraph" svg:x="0.222cm" svg:y="0.173cm" svg:width="4.103cm" draw:z-index="8"><draw:text-box fo:min-height="3.187cm"><text:p text:style-name="P54">Charla 1</text:p><text:p text:style-name="P54"><text:tab/>asistentes: 20</text:p><text:p text:style-name="P54"><text:tab/>inicio: <text:span text:style-name="T2">13</text:span></text:p><text:p text:style-name="P54"><text:tab/>fin: <text:span text:style-name="T2">14</text:span></text:p></draw:text-box></draw:frame><draw:frame draw:style-name="fr1" draw:name="Frame10" text:anchor-type="paragraph" svg:x="5.629cm" svg:y="0.175cm" svg:width="4.12cm" draw:z-index="9"><draw:text-box fo:min-height="3.187cm"><text:p text:style-name="P54">Charla 2</text:p><text:p text:style-name="P54"><text:tab/>asistentes: 12</text:p><text:p text:style-name="P54"><text:tab/>inicio: <text:span text:style-name="T5">10</text:span></text:p><text:p text:style-name="P54"><text:tab/>fin: <text:span text:style-name="T5">11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30">Árbol de soluciones</text:p>
      <text:p text:style-name="P30"/>
      <text:p text:style-name="P9"><draw:line text:anchor-type="paragraph" draw:z-index="48" draw:style-name="gr1" draw:text-style-name="P79" svg:x1="0.695cm" svg:y1="0.552cm" svg:x2="0.695cm" svg:y2="1.194cm"><text:p/></draw:line><draw:line text:anchor-type="paragraph" draw:z-index="49" draw:style-name="gr1" draw:text-style-name="P79" svg:x1="0.903cm" svg:y1="0.57cm" svg:x2="2.131cm" svg:y2="1.346cm"><text:p/></draw:line><draw:line text:anchor-type="paragraph" draw:z-index="50" draw:style-name="gr1" draw:text-style-name="P79" svg:x1="1.244cm" svg:y1="0.57cm" svg:x2="4.079cm" svg:y2="1.346cm"><text:p/></draw:line><draw:line text:anchor-type="paragraph" draw:z-index="51" draw:style-name="gr1" draw:text-style-name="P79" svg:x1="1.356cm" svg:y1="0.437cm" svg:x2="5.873cm" svg:y2="1.363cm"><text:p/></draw:line>&lt;-<text:span text:style-name="T34">1</text:span>,-<text:span text:style-name="T34">1</text:span>&gt;</text:p>
      <text:p text:style-name="P9"/>
      <text:p text:style-name="P9"><draw:line text:anchor-type="paragraph" draw:z-index="55" draw:style-name="gr1" draw:text-style-name="P79" svg:x1="1.092cm" svg:y1="0.494cm" svg:x2="3.606cm" svg:y2="1.268cm"><text:p/></draw:line><draw:line text:anchor-type="paragraph" draw:z-index="56" draw:style-name="gr1" draw:text-style-name="P79" svg:x1="3cm" svg:y1="0.494cm" svg:x2="4.833cm" svg:y2="1.325cm"><text:p/></draw:line><draw:line text:anchor-type="paragraph" draw:z-index="57" draw:style-name="gr1" draw:text-style-name="P79" svg:x1="3.171cm" svg:y1="0.494cm" svg:x2="6.364cm" svg:y2="1.344cm"><text:p/></draw:line><draw:line text:anchor-type="paragraph" draw:z-index="58" draw:style-name="gr1" draw:text-style-name="P79" svg:x1="3.265cm" svg:y1="0.342cm" svg:x2="7.121cm" svg:y2="1.344cm"><text:p/></draw:line><draw:line text:anchor-type="paragraph" draw:z-index="59" draw:style-name="gr1" draw:text-style-name="P79" svg:x1="3.152cm" svg:y1="0.342cm" svg:x2="8.103cm" svg:y2="1.324cm"><text:p/></draw:line>&lt;<text:span text:style-name="T35">0</text:span>,-<text:span text:style-name="T35">1</text:span>&gt; <text:s text:c="7"/>&lt;<text:span text:style-name="T35">1</text:span>,-<text:span text:style-name="T34">1</text:span>&gt; <text:s text:c="7"/>&lt;<text:span text:style-name="T35">2</text:span>,-<text:span text:style-name="T34">1</text:span>&gt; <text:s text:c="8"/><text:span text:style-name="T35">&lt;3,-1&gt;</text:span></text:p>
      <text:p text:style-name="P9"><draw:line text:anchor-type="paragraph" draw:z-index="52" draw:style-name="gr1" draw:text-style-name="P79" svg:x1="0.318cm" svg:y1="0.012cm" svg:x2="0.355cm" svg:y2="0.748cm"><text:p/></draw:line><draw:line text:anchor-type="paragraph" draw:z-index="53" draw:style-name="gr1" draw:text-style-name="P79" svg:x1="0.467cm" svg:y1="0.012cm" svg:x2="1.375cm" svg:y2="0.786cm"><text:p/></draw:line><draw:line text:anchor-type="paragraph" draw:z-index="54" draw:style-name="gr1" draw:text-style-name="P79" svg:x1="0.808cm" svg:y1="0.012cm" svg:x2="2.302cm" svg:y2="0.767cm"><text:p/></draw:line></text:p>
      <text:p text:style-name="P9">&lt;<text:span text:style-name="T35">0</text:span>,<text:span text:style-name="T35">0</text:span>&gt; &lt;<text:span text:style-name="T35">0</text:span>,<text:span text:style-name="T35">1</text:span>&gt; &lt;<text:span text:style-name="T35">0</text:span>,<text:span text:style-name="T35">2</text:span>&gt;<text:span text:style-name="T35">&lt;0,3&gt;</text:span> <text:s text:c="3"/>&lt;<text:span text:style-name="T35">1</text:span>,<text:span text:style-name="T35">0</text:span>&gt; &lt;<text:span text:style-name="T35">1</text:span>,<text:span text:style-name="T35">1</text:span>&gt; &lt;<text:span text:style-name="T35">1</text:span>,<text:span text:style-name="T35">2</text:span>&gt;<text:span text:style-name="T35">&lt;1,3&gt; </text:span></text:p>
      <text:p text:style-name="P9"/>
      <text:p text:style-name="P9"/>
      <text:p text:style-name="P9"><draw:line text:anchor-type="paragraph" draw:z-index="68" draw:style-name="gr1" draw:text-style-name="P79" svg:x1="0.751cm" svg:y1="0.517cm" svg:x2="0.619cm" svg:y2="1.311cm"><text:p/></draw:line><draw:line text:anchor-type="paragraph" draw:z-index="69" draw:style-name="gr1" draw:text-style-name="P79" svg:x1="0.96cm" svg:y1="0.575cm" svg:x2="2.339cm" svg:y2="1.254cm"><text:p/></draw:line><draw:line text:anchor-type="paragraph" draw:z-index="70" draw:style-name="gr1" draw:text-style-name="P79" svg:x1="1.319cm" svg:y1="0.423cm" svg:x2="3.982cm" svg:y2="1.368cm"><text:p/></draw:line><draw:line text:anchor-type="paragraph" draw:z-index="71" draw:style-name="gr1" draw:text-style-name="P79" svg:x1="1.393cm" svg:y1="0.252cm" svg:x2="6.118cm" svg:y2="1.254cm"><text:p/></draw:line>&lt;-<text:span text:style-name="T34">1</text:span>,-<text:span text:style-name="T34">1</text:span>&gt;</text:p>
      <text:p text:style-name="P9"/>
      <text:p text:style-name="P9"><draw:line text:anchor-type="paragraph" draw:z-index="60" draw:style-name="gr1" draw:text-style-name="P79" svg:x1="4.115cm" svg:y1="0.492cm" svg:x2="0.563cm" svg:y2="1.228cm"><text:p/></draw:line><draw:line text:anchor-type="paragraph" draw:z-index="61" draw:style-name="gr1" draw:text-style-name="P79" svg:x1="1.981cm" svg:y1="1.228cm" svg:x2="4.343cm" svg:y2="0.51cm"><text:p/></draw:line><draw:line text:anchor-type="paragraph" draw:z-index="62" draw:style-name="gr1" draw:text-style-name="P79" svg:x1="3.039cm" svg:y1="1.343cm" svg:x2="4.343cm" svg:y2="0.51cm"><text:p/></draw:line><draw:line text:anchor-type="paragraph" draw:z-index="63" draw:style-name="gr1" draw:text-style-name="P79" svg:x1="4.059cm" svg:y1="1.343cm" svg:x2="4.343cm" svg:y2="0.51cm"><text:p/></draw:line><draw:line text:anchor-type="paragraph" draw:z-index="64" draw:style-name="gr1" draw:text-style-name="P79" svg:x1="6.347cm" svg:y1="0.453cm" svg:x2="5.23cm" svg:y2="1.321cm"><text:p/></draw:line><draw:line text:anchor-type="paragraph" draw:z-index="65" draw:style-name="gr1" draw:text-style-name="P79" svg:x1="6.516cm" svg:y1="0.49cm" svg:x2="6.364cm" svg:y2="1.435cm"><text:p/></draw:line><draw:line text:anchor-type="paragraph" draw:z-index="66" draw:style-name="gr1" draw:text-style-name="P79" svg:x1="6.668cm" svg:y1="0.49cm" svg:x2="7.045cm" svg:y2="1.264cm"><text:p/></draw:line><draw:line text:anchor-type="paragraph" draw:z-index="67" draw:style-name="gr1" draw:text-style-name="P79" svg:x1="6.837cm" svg:y1="0.49cm" svg:x2="8.084cm" svg:y2="1.284cm"><text:p/></draw:line>&lt;<text:span text:style-name="T35">0</text:span>,-<text:span text:style-name="T35">1</text:span>&gt; <text:s text:c="7"/>&lt;<text:span text:style-name="T35">1</text:span>,-<text:span text:style-name="T34">1</text:span>&gt; <text:s text:c="7"/>&lt;<text:span text:style-name="T35">2</text:span>,-<text:span text:style-name="T34">1</text:span>&gt; <text:s text:c="8"/><text:span text:style-name="T35">&lt;3,-1&gt;</text:span></text:p>
      <text:p text:style-name="P9"/>
      <text:p text:style-name="P9">&lt;<text:span text:style-name="T35">2</text:span>,<text:span text:style-name="T35">0</text:span>&gt; &lt;<text:span text:style-name="T35">2</text:span>,<text:span text:style-name="T35">1</text:span>&gt; &lt;<text:span text:style-name="T35">2</text:span>,<text:span text:style-name="T35">2</text:span>&gt;<text:span text:style-name="T35">&lt;2,3&gt;</text:span> <text:s text:c="3"/>&lt;<text:span text:style-name="T35">3</text:span>,<text:span text:style-name="T35">0</text:span>&gt; &lt;<text:span text:style-name="T35">3</text:span>,<text:span text:style-name="T35">1</text:span>&gt; &lt;<text:span text:style-name="T35">3</text:span>,<text:span text:style-name="T35">2</text:span>&gt;<text:span text:style-name="T35">&lt;3,3&gt; </text:span></text:p>
      <text:p text:style-name="P31"/>
      <text:p text:style-name="P11"><text:span text:style-name="T6">&lt;0,0&gt;</text:span> <text:s/><text:span text:style-name="T36">es solución, no es asignada ninguna charla a ninguna sala.</text:span></text:p>
      <text:p text:style-name="P9">&lt;<text:span text:style-name="T35">0</text:span>,<text:span text:style-name="T35">1</text:span>&gt; &lt;<text:span text:style-name="T35">0</text:span>,<text:span text:style-name="T35">2</text:span>&gt; <text:span text:style-name="T37">no son solucíón por restricción de no disponibilidad de cada sala para la charla 2.</text:span></text:p>
      <text:p text:style-name="P11"><text:span text:style-name="T6">&lt;0,</text:span><text:span text:style-name="T7">3</text:span><text:span text:style-name="T6">&gt;</text:span> <text:s/><text:span text:style-name="T36">es solución, la charla 2 es asignada a la sala 3.</text:span></text:p>
      <text:p text:style-name="P33">Luego por predicado de poda, en la raíz cuando se procede a ubicar en alguna sala a la charla 1, se detecta que esta no es compatible con el horario de ninguna sala. <text:span text:style-name="T1"><text:s/></text:span>Los árboles generados por las tuplas <text:span text:style-name="T1">&lt;1,-1&gt; <text:s/>&lt;2,-1&gt; <text:s/>&lt;3,-1&gt; </text:span>como raíz no son recorridas.</text:p>
      <text:p text:style-name="P36">La función objetivo devuelve la tupla que asegura la máxima cantidad de asistentes: &lt;0,3&gt;.</text:p>
      <text:p text:style-name="P35"/>
      <text:p text:style-name="P35"><text:soft-page-break/></text:p>
      <text:p text:style-name="P17">Caso en donde hay poca diferencia entre la cantidad de charlas asignadas y charlas rechazadas</text:p>
      <text:p text:style-name="P17"/>
      <text:p text:style-name="P3">Juego de datos</text:p>
      <text:p text:style-name="P3"><draw:frame draw:style-name="fr1" draw:name="Frame12" text:anchor-type="paragraph" svg:x="4.815cm" svg:y="0.229cm" svg:width="3.759cm" draw:z-index="11"><draw:text-box fo:min-height="3.157cm"><text:p text:style-name="P54">Sala 2</text:p><text:p text:style-name="P54"/><text:p text:style-name="P54"><text:tab/>inicio 15</text:p><text:p text:style-name="P54"><text:tab/>fin: 19</text:p></draw:text-box></draw:frame><draw:frame draw:style-name="fr1" draw:name="Frame13" text:anchor-type="paragraph" svg:x="0.222cm" svg:y="0.173cm" svg:width="3.759cm" draw:z-index="12"><draw:text-box fo:min-height="3.157cm"><text:p text:style-name="P54">Sala 1</text:p><text:p text:style-name="P54"/><text:p text:style-name="P54"><text:tab/>inicio: 17</text:p><text:p text:style-name="P54"><text:tab/>fin: 18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Frame14" text:anchor-type="paragraph" svg:x="0.222cm" svg:y="0.173cm" svg:width="4.103cm" draw:z-index="13"><draw:text-box fo:min-height="3.187cm"><text:p text:style-name="P54">Charla 1</text:p><text:p text:style-name="P54"><text:tab/>asistentes: 20</text:p><text:p text:style-name="P54"><text:tab/>inicio: <text:span text:style-name="T2">15</text:span></text:p><text:p text:style-name="P54"><text:tab/>fin: <text:span text:style-name="T2">16</text:span></text:p></draw:text-box></draw:frame><draw:frame draw:style-name="fr1" draw:name="Frame15" text:anchor-type="paragraph" svg:x="4.741cm" svg:y="0.194cm" svg:width="4.12cm" draw:z-index="14"><draw:text-box fo:min-height="3.187cm"><text:p text:style-name="P54">Charla 2</text:p><text:p text:style-name="P54"><text:tab/>asistentes: 12</text:p><text:p text:style-name="P54"><text:tab/>inicio: <text:span text:style-name="T5">10</text:span></text:p><text:p text:style-name="P54"><text:tab/>fin: <text:span text:style-name="T5">11</text:span></text:p></draw:text-box></draw:frame><draw:frame draw:style-name="fr1" draw:name="Frame11" text:anchor-type="paragraph" svg:x="9.294cm" svg:y="0.259cm" svg:width="3.759cm" draw:z-index="10"><draw:text-box fo:min-height="3.154cm"><text:p text:style-name="P54"><text:span text:style-name="T8">Charla</text:span> 3</text:p><text:p text:style-name="P55"><text:s text:c="11"/>asistentes: <text:span text:style-name="T9">15</text:span></text:p><text:p text:style-name="P54"><text:tab/>inicio: <text:span text:style-name="T9">17</text:span></text:p><text:p text:style-name="P54"><text:tab/>fin: 1<text:span text:style-name="T9">8</text:span></text:p></draw:text-box></draw:frame><draw:frame draw:style-name="fr1" draw:name="Frame16" text:anchor-type="paragraph" svg:x="13.339cm" svg:y="0.288cm" svg:width="3.759cm" draw:z-index="15"><draw:text-box fo:min-height="3.154cm"><text:p text:style-name="P54"><text:span text:style-name="T8">Charla</text:span> <text:span text:style-name="T8">4</text:span></text:p><text:p text:style-name="P55"><text:s text:c="11"/>asistentes: <text:span text:style-name="T9">9</text:span></text:p><text:p text:style-name="P54"><text:tab/>inicio: <text:span text:style-name="T10">15</text:span></text:p><text:p text:style-name="P54"><text:tab/>fin: 1<text:span text:style-name="T10">6</text:span></text:p></draw:text-box></draw:frame></text:p>
      <text:p text:style-name="P3"/>
      <text:p text:style-name="P3"/>
      <text:p text:style-name="P3"/>
      <text:p text:style-name="P3"/>
      <text:p text:style-name="P3"/>
      <text:p text:style-name="P16"/>
      <text:p text:style-name="P18"/>
      <text:p text:style-name="P20"><draw:line text:anchor-type="paragraph" draw:z-index="16" draw:style-name="gr1" draw:text-style-name="P79" svg:x1="1.677cm" svg:y1="0.52cm" svg:x2="1.677cm" svg:y2="1.032cm"><text:p/></draw:line><draw:line text:anchor-type="paragraph" draw:z-index="17" draw:style-name="gr1" draw:text-style-name="P79" svg:x1="2.432cm" svg:y1="0.446cm" svg:x2="4.191cm" svg:y2="1.183cm"><text:p/></draw:line><draw:line text:anchor-type="paragraph" draw:z-index="74" draw:style-name="gr1" draw:text-style-name="P79" svg:x1="2.51cm" svg:y1="0.295cm" svg:x2="5.627cm" svg:y2="1.26cm"><text:p/></draw:line>&lt;<text:span text:style-name="T12">-</text:span><text:span text:style-name="T13">1</text:span>,<text:span text:style-name="T12">-</text:span><text:span text:style-name="T13">1</text:span><text:span text:style-name="T12">, -</text:span><text:span text:style-name="T13">1</text:span><text:span text:style-name="T12">, -</text:span><text:span text:style-name="T13">1</text:span>&gt;</text:p>
      <text:p text:style-name="P18"/>
      <text:p text:style-name="P21"><draw:line text:anchor-type="paragraph" draw:z-index="18" draw:style-name="gr1" draw:text-style-name="P79" svg:x1="1.187cm" svg:y1="0.549cm" svg:x2="1.072cm" svg:y2="1.249cm"><text:p/></draw:line><draw:line text:anchor-type="paragraph" draw:z-index="19" draw:style-name="gr1" draw:text-style-name="P79" svg:x1="2.074cm" svg:y1="0.531cm" svg:x2="3.681cm" svg:y2="1.173cm"><text:p/></draw:line><draw:line text:anchor-type="paragraph" draw:z-index="72" draw:style-name="gr1" draw:text-style-name="P79" svg:x1="2.263cm" svg:y1="0.415cm" svg:x2="5.212cm" svg:y2="1.38cm"><text:p/></draw:line>&lt;<text:span text:style-name="T12">0</text:span>,<text:span text:style-name="T12">-</text:span><text:span text:style-name="T13">1</text:span><text:span text:style-name="T12">, -</text:span><text:span text:style-name="T13">1</text:span><text:span text:style-name="T12">, -</text:span><text:span text:style-name="T13">1</text:span>&gt; <text:s text:c="3"/>&lt;<text:span text:style-name="T12">1</text:span>,<text:span text:style-name="T12">-</text:span><text:span text:style-name="T13">1</text:span><text:span text:style-name="T12">, -</text:span><text:span text:style-name="T13">1</text:span><text:span text:style-name="T12">, -</text:span><text:span text:style-name="T13">1</text:span>&gt; &lt;<text:span text:style-name="T14">2</text:span>,<text:span text:style-name="T12">-</text:span><text:span text:style-name="T13">1</text:span><text:span text:style-name="T12">, -</text:span><text:span text:style-name="T13">1</text:span><text:span text:style-name="T12">, -</text:span><text:span text:style-name="T13">1</text:span>&gt; <text:s text:c="4"/></text:p>
      <text:p text:style-name="P19"/>
      <text:p text:style-name="P22"><draw:line text:anchor-type="paragraph" draw:z-index="20" draw:style-name="gr1" draw:text-style-name="P79" svg:x1="1.376cm" svg:y1="0.52cm" svg:x2="1.281cm" svg:y2="1.201cm"><text:p/></draw:line><draw:line text:anchor-type="paragraph" draw:z-index="21" draw:style-name="gr1" draw:text-style-name="P79" svg:x1="2.074cm" svg:y1="0.52cm" svg:x2="2.944cm" svg:y2="1.275cm"><text:p/></draw:line><draw:line text:anchor-type="paragraph" draw:z-index="75" draw:style-name="gr1" draw:text-style-name="P79" svg:x1="2.131cm" svg:y1="0.369cm" svg:x2="4.909cm" svg:y2="1.276cm"><text:p/></draw:line>&lt;<text:span text:style-name="T12">0</text:span>,<text:span text:style-name="T12">0, -</text:span><text:span text:style-name="T13">1</text:span><text:span text:style-name="T12">, -</text:span><text:span text:style-name="T13">1</text:span>&gt; <text:s text:c="3"/>&lt;<text:span text:style-name="T12">0</text:span>,<text:span text:style-name="T13">1</text:span><text:span text:style-name="T12">, -</text:span><text:span text:style-name="T13">1</text:span><text:span text:style-name="T12">, -</text:span><text:span text:style-name="T13">1</text:span>&gt; <text:s/>&lt;<text:span text:style-name="T12">0</text:span>,<text:span text:style-name="T44">2</text:span><text:span text:style-name="T12">, -</text:span><text:span text:style-name="T13">1</text:span><text:span text:style-name="T12">, -</text:span><text:span text:style-name="T13">1</text:span>&gt; <text:s text:c="4"/></text:p>
      <text:p text:style-name="P19"/>
      <text:p text:style-name="P22"><draw:line text:anchor-type="paragraph" draw:z-index="22" draw:style-name="gr1" draw:text-style-name="P79" svg:x1="0.903cm" svg:y1="0.549cm" svg:x2="0.864cm" svg:y2="1.191cm"><text:p/></draw:line><draw:line text:anchor-type="paragraph" draw:z-index="23" draw:style-name="gr1" draw:text-style-name="P79" svg:x1="1.055cm" svg:y1="0.549cm" svg:x2="2.584cm" svg:y2="1.191cm"><text:p/></draw:line><draw:line text:anchor-type="paragraph" draw:z-index="73" draw:style-name="gr1" draw:text-style-name="P79" svg:x1="1.942cm" svg:y1="0.434cm" svg:x2="4.683cm" svg:y2="1.36cm"><text:p/></draw:line><draw:line text:anchor-type="paragraph" draw:z-index="76" draw:style-name="gr1" draw:text-style-name="P79" svg:x1="3.51cm" svg:y1="0.529cm" svg:x2="6.516cm" svg:y2="1.247cm"><text:p/></draw:line><draw:line text:anchor-type="paragraph" draw:z-index="77" draw:style-name="gr1" draw:text-style-name="P79" svg:x1="4.078cm" svg:y1="0.529cm" svg:x2="8.14cm" svg:y2="1.323cm"><text:p/></draw:line><draw:line text:anchor-type="paragraph" draw:z-index="78" draw:style-name="gr1" draw:text-style-name="P79" svg:x1="4.343cm" svg:y1="0.434cm" svg:x2="10.164cm" svg:y2="1.323cm"><text:p/></draw:line><draw:line text:anchor-type="paragraph" draw:z-index="79" draw:style-name="gr1" draw:text-style-name="P79" svg:x1="6.817cm" svg:y1="0.434cm" svg:x2="11.996cm" svg:y2="1.323cm"><text:p/></draw:line><draw:line text:anchor-type="paragraph" draw:z-index="80" draw:style-name="gr1" draw:text-style-name="P79" svg:x1="6.932cm" svg:y1="0.284cm" svg:x2="14cm" svg:y2="1.247cm"><text:p/></draw:line><draw:line text:anchor-type="paragraph" draw:z-index="81" draw:style-name="gr1" draw:text-style-name="P79" svg:x1="6.705cm" svg:y1="0.152cm" svg:x2="15.625cm" svg:y2="1.21cm"><text:p/></draw:line>&lt;<text:span text:style-name="T12">0</text:span>,<text:span text:style-name="T12">0, 0, -</text:span><text:span text:style-name="T13">1</text:span>&gt; <text:s text:c="3"/>&lt;<text:span text:style-name="T12">0</text:span>,<text:span text:style-name="T12">0,1, -</text:span><text:span text:style-name="T13">1</text:span>&gt; <text:s text:c="2"/>&lt;<text:span text:style-name="T12">0</text:span>,<text:span text:style-name="T12">0, </text:span><text:span text:style-name="T15">2</text:span><text:span text:style-name="T12">, -</text:span><text:span text:style-name="T13">1</text:span>&gt; <text:s text:c="4"/></text:p>
      <text:p text:style-name="P19"/>
      <text:p text:style-name="P37">&lt;<text:span text:style-name="T12">0</text:span>,<text:span text:style-name="T12">0, 0, 0</text:span>&gt; <text:s text:c="3"/>&lt;<text:span text:style-name="T12">0</text:span>,<text:span text:style-name="T12">0,0,1</text:span>&gt; <text:s text:c="2"/>&lt;<text:span text:style-name="T12">0</text:span>,<text:span text:style-name="T12">0, 0, </text:span><text:span text:style-name="T15">2</text:span>&gt; <text:s text:c="5"/>&lt;<text:span text:style-name="T12">0</text:span>,<text:span text:style-name="T12">0, </text:span><text:span text:style-name="T18">1</text:span><text:span text:style-name="T12">, </text:span><text:span text:style-name="T19">0</text:span>&gt; &lt;<text:span text:style-name="T12">0</text:span>,<text:span text:style-name="T12">0,</text:span><text:span text:style-name="T18">1</text:span><text:span text:style-name="T12">,</text:span><text:span text:style-name="T19">1</text:span>&gt; &lt;<text:span text:style-name="T12">0</text:span>,<text:span text:style-name="T12">0, </text:span><text:span text:style-name="T18">1</text:span><text:span text:style-name="T12">, </text:span><text:span text:style-name="T19">2</text:span>&gt; <text:s text:c="3"/>&lt;<text:span text:style-name="T12">0</text:span>,<text:span text:style-name="T12">0, </text:span><text:span text:style-name="T20">2</text:span><text:span text:style-name="T12">, 0</text:span>&gt; <text:s/>&lt;<text:span text:style-name="T12">0</text:span>,<text:span text:style-name="T12">0,</text:span><text:span text:style-name="T20">2</text:span><text:span text:style-name="T12">,1</text:span>&gt; <text:s/>&lt;<text:span text:style-name="T12">0</text:span>,<text:span text:style-name="T12">0, </text:span><text:span text:style-name="T20">2</text:span><text:span text:style-name="T12">, </text:span><text:span text:style-name="T15">2</text:span>&gt; <text:s text:c="5"/></text:p>
      <text:p text:style-name="P38"/>
      <text:p text:style-name="P23"><text:span text:style-name="T6">&lt;</text:span><text:span text:style-name="T28">0</text:span><text:span text:style-name="T6">,</text:span><text:span text:style-name="T28">0, 0, 0</text:span><text:span text:style-name="T6">&gt;</text:span><text:span text:style-name="T11"> </text:span><text:span text:style-name="T16">es solución ninguna sala es asignada a nignuna charla.</text:span></text:p>
      <text:p text:style-name="P24"><text:span text:style-name="T16">&lt;</text:span><text:span text:style-name="T12">0</text:span><text:span text:style-name="T16">,</text:span><text:span text:style-name="T12">0,0,1</text:span><text:span text:style-name="T16">&gt; <text:s text:c="2"/></text:span><text:span text:style-name="T17">no es solución por restricción de no disponibilidad de la sala 1 para la charla 4</text:span></text:p>
      <text:p text:style-name="P24"><text:span text:style-name="T27">&lt;</text:span><text:span text:style-name="T28">0</text:span><text:span text:style-name="T27">,</text:span><text:span text:style-name="T28">0, 0, </text:span><text:span text:style-name="T29">2</text:span><text:span text:style-name="T27">&gt;</text:span><text:span text:style-name="T16"> </text:span><text:span text:style-name="T17">es solución, se asigna la sala 2 para la charla 4.</text:span></text:p>
      <text:p text:style-name="P42"><text:span text:style-name="T27">&lt;</text:span><text:span text:style-name="T28">0</text:span><text:span text:style-name="T27">,</text:span><text:span text:style-name="T28">0, </text:span><text:span text:style-name="T30">1</text:span><text:span text:style-name="T28">, </text:span><text:span text:style-name="T31">0</text:span><text:span text:style-name="T27">&gt;</text:span><text:span text:style-name="T16"> </text:span><text:span text:style-name="T19">es solución, se asigna la sala 1 para la charla 3</text:span></text:p>
      <text:p text:style-name="P42"><text:span text:style-name="T16">&lt;</text:span><text:span text:style-name="T12">0</text:span><text:span text:style-name="T16">,</text:span><text:span text:style-name="T12">0,</text:span><text:span text:style-name="T18">1</text:span><text:span text:style-name="T12">,</text:span><text:span text:style-name="T19">1</text:span><text:span text:style-name="T16">&gt; <text:s text:c="2"/></text:span><text:span text:style-name="T19">no cumple con la restricción de disponibilidad de la sala 1 para la charla 4</text:span></text:p>
      <text:p text:style-name="P42"><text:span text:style-name="T27">&lt;</text:span><text:span text:style-name="T28">0</text:span><text:span text:style-name="T27">,</text:span><text:span text:style-name="T28">0, </text:span><text:span text:style-name="T30">1</text:span><text:span text:style-name="T28">, </text:span><text:span text:style-name="T31">2</text:span><text:span text:style-name="T27">&gt; <text:s/></text:span><text:span text:style-name="T19">es solución se asignan ambas charlas a salas distintas.</text:span></text:p>
      <text:p text:style-name="P45"><text:span text:style-name="T38">&lt;</text:span><text:span text:style-name="T12">0</text:span><text:span text:style-name="T38">,</text:span><text:span text:style-name="T12">0, </text:span><text:span text:style-name="T15">2</text:span><text:span text:style-name="T12">, -</text:span><text:span text:style-name="T13">1</text:span><text:span text:style-name="T38">&gt; </text:span><text:span text:style-name="T21">ocurre aquí una poda por no estar disponible la sala 2 para la charla 3, luego no se reccorre el subárbol con esta tupla como raíz.</text:span></text:p>
      <text:p text:style-name="P59"/>
      <text:p text:style-name="P59"/>
      <text:p text:style-name="P56"><draw:line text:anchor-type="paragraph" draw:z-index="82" draw:style-name="gr1" draw:text-style-name="P79" svg:x1="1.677cm" svg:y1="0.52cm" svg:x2="1.677cm" svg:y2="1.032cm"><text:p/></draw:line><draw:line text:anchor-type="paragraph" draw:z-index="83" draw:style-name="gr1" draw:text-style-name="P79" svg:x1="2.432cm" svg:y1="0.446cm" svg:x2="4.191cm" svg:y2="1.183cm"><text:p/></draw:line><draw:line text:anchor-type="paragraph" draw:z-index="87" draw:style-name="gr1" draw:text-style-name="P79" svg:x1="2.51cm" svg:y1="0.295cm" svg:x2="5.627cm" svg:y2="1.26cm"><text:p/></draw:line>&lt;<text:span text:style-name="T12">-</text:span><text:span text:style-name="T13">1</text:span>,<text:span text:style-name="T12">-</text:span><text:span text:style-name="T13">1</text:span><text:span text:style-name="T12">, -</text:span><text:span text:style-name="T13">1</text:span><text:span text:style-name="T12">, -</text:span><text:span text:style-name="T13">1</text:span>&gt;</text:p>
      <text:p text:style-name="P25"/>
      <text:p text:style-name="P25"><draw:line text:anchor-type="paragraph" draw:z-index="97" draw:style-name="gr1" draw:text-style-name="P79" svg:x1="1.734cm" svg:y1="0.549cm" svg:x2="1.545cm" svg:y2="1.304cm"><text:p/></draw:line><draw:line text:anchor-type="paragraph" draw:z-index="98" draw:style-name="gr1" draw:text-style-name="P79" svg:x1="1.998cm" svg:y1="0.566cm" svg:x2="2.963cm" svg:y2="1.36cm"><text:p/></draw:line><draw:line text:anchor-type="paragraph" draw:z-index="99" draw:style-name="gr1" draw:text-style-name="P79" svg:x1="2.245cm" svg:y1="0.453cm" svg:x2="5.438cm" svg:y2="1.286cm"><text:p/></draw:line>&lt;<text:span text:style-name="T12">0</text:span>,<text:span text:style-name="T12">-</text:span><text:span text:style-name="T13">1</text:span><text:span text:style-name="T12">, -</text:span><text:span text:style-name="T13">1</text:span><text:span text:style-name="T12">, -</text:span><text:span text:style-name="T13">1</text:span>&gt; <text:s text:c="3"/>&lt;<text:span text:style-name="T12">1</text:span>,<text:span text:style-name="T12">-</text:span><text:span text:style-name="T13">1</text:span><text:span text:style-name="T12">, -</text:span><text:span text:style-name="T13">1</text:span><text:span text:style-name="T12">, -</text:span><text:span text:style-name="T13">1</text:span>&gt; &lt;<text:span text:style-name="T14">2</text:span>,<text:span text:style-name="T12">-</text:span><text:span text:style-name="T13">1</text:span><text:span text:style-name="T12">, -</text:span><text:span text:style-name="T13">1</text:span><text:span text:style-name="T12">, -</text:span><text:span text:style-name="T13">1</text:span>&gt; <text:s text:c="4"/></text:p>
      <text:p text:style-name="P25"/>
      <text:p text:style-name="P25"><draw:line text:anchor-type="paragraph" draw:z-index="94" draw:style-name="gr1" draw:text-style-name="P79" svg:x1="3.246cm" svg:y1="0.482cm" svg:x2="1.281cm" svg:y2="1.256cm"><text:p/></draw:line><draw:line text:anchor-type="paragraph" draw:z-index="95" draw:style-name="gr1" draw:text-style-name="P79" svg:x1="4.135cm" svg:y1="0.519cm" svg:x2="3.738cm" svg:y2="1.256cm"><text:p/></draw:line><draw:line text:anchor-type="paragraph" draw:z-index="96" draw:style-name="gr1" draw:text-style-name="P79" svg:x1="4.436cm" svg:y1="0.425cm" svg:x2="5.288cm" svg:y2="1.275cm"><text:p/></draw:line>&lt;<text:span text:style-name="T12">0</text:span>,<text:span text:style-name="T12">0, -</text:span><text:span text:style-name="T13">1</text:span><text:span text:style-name="T12">, -</text:span><text:span text:style-name="T13">1</text:span>&gt; <text:s text:c="3"/>&lt;<text:span text:style-name="T12">0</text:span>,<text:span text:style-name="T13">1</text:span><text:span text:style-name="T12">, -</text:span><text:span text:style-name="T13">1</text:span><text:span text:style-name="T12">, -</text:span><text:span text:style-name="T13">1</text:span>&gt; <text:s/>&lt;<text:span text:style-name="T12">0</text:span>,<text:span text:style-name="T44">2</text:span><text:span text:style-name="T12">, -</text:span><text:span text:style-name="T13">1</text:span><text:span text:style-name="T12">, -</text:span><text:span text:style-name="T13">1</text:span>&gt; <text:s text:c="4"/></text:p>
      <text:p text:style-name="P25"/>
      <text:p text:style-name="Standard"><draw:line text:anchor-type="paragraph" draw:z-index="84" draw:style-name="gr1" draw:text-style-name="P79" svg:x1="0.903cm" svg:y1="0.549cm" svg:x2="0.864cm" svg:y2="1.191cm"><text:p/></draw:line><draw:line text:anchor-type="paragraph" draw:z-index="85" draw:style-name="gr1" draw:text-style-name="P79" svg:x1="1.055cm" svg:y1="0.549cm" svg:x2="2.584cm" svg:y2="1.191cm"><text:p/></draw:line><draw:line text:anchor-type="paragraph" draw:z-index="86" draw:style-name="gr1" draw:text-style-name="P79" svg:x1="1.942cm" svg:y1="0.434cm" svg:x2="4.683cm" svg:y2="1.36cm"><text:p/></draw:line><draw:line text:anchor-type="paragraph" draw:z-index="88" draw:style-name="gr1" draw:text-style-name="P79" svg:x1="3.51cm" svg:y1="0.529cm" svg:x2="6.516cm" svg:y2="1.247cm"><text:p/></draw:line><draw:line text:anchor-type="paragraph" draw:z-index="89" draw:style-name="gr1" draw:text-style-name="P79" svg:x1="4.078cm" svg:y1="0.529cm" svg:x2="8.14cm" svg:y2="1.323cm"><text:p/></draw:line><draw:line text:anchor-type="paragraph" draw:z-index="90" draw:style-name="gr1" draw:text-style-name="P79" svg:x1="4.343cm" svg:y1="0.434cm" svg:x2="10.164cm" svg:y2="1.323cm"><text:p/></draw:line><draw:line text:anchor-type="paragraph" draw:z-index="91" draw:style-name="gr1" draw:text-style-name="P79" svg:x1="6.817cm" svg:y1="0.434cm" svg:x2="11.996cm" svg:y2="1.323cm"><text:p/></draw:line><draw:line text:anchor-type="paragraph" draw:z-index="92" draw:style-name="gr1" draw:text-style-name="P79" svg:x1="6.932cm" svg:y1="0.284cm" svg:x2="14cm" svg:y2="1.247cm"><text:p/></draw:line><draw:line text:anchor-type="paragraph" draw:z-index="93" draw:style-name="gr1" draw:text-style-name="P79" svg:x1="6.705cm" svg:y1="0.152cm" svg:x2="15.625cm" svg:y2="1.21cm"><text:p/></draw:line><text:span text:style-name="T38">&lt;</text:span><text:span text:style-name="T12">0</text:span><text:span text:style-name="T38">,</text:span><text:span text:style-name="T22">1</text:span><text:span text:style-name="T12">, 0, -</text:span><text:span text:style-name="T13">1</text:span><text:span text:style-name="T38">&gt; <text:s text:c="3"/>&lt;</text:span><text:span text:style-name="T12">0</text:span><text:span text:style-name="T38">,</text:span><text:span text:style-name="T22">1</text:span><text:span text:style-name="T12">,1, -</text:span><text:span text:style-name="T13">1</text:span><text:span text:style-name="T38">&gt; <text:s text:c="2"/>&lt;</text:span><text:span text:style-name="T12">0</text:span><text:span text:style-name="T38">,</text:span><text:span text:style-name="T22">1</text:span><text:span text:style-name="T12">, </text:span><text:span text:style-name="T15">2</text:span><text:span text:style-name="T12">, -</text:span><text:span text:style-name="T13">1</text:span><text:span text:style-name="T38">&gt; <text:s text:c="4"/></text:span></text:p>
      <text:p text:style-name="P25"/>
      <text:p text:style-name="P39">&lt;<text:span text:style-name="T12">0</text:span>,<text:span text:style-name="T45">1</text:span><text:span text:style-name="T12">, 0, 0</text:span>&gt; <text:s text:c="3"/>&lt;<text:span text:style-name="T12">0</text:span>,<text:span text:style-name="T45">1</text:span><text:span text:style-name="T12">,0,1</text:span>&gt; <text:s text:c="2"/>&lt;<text:span text:style-name="T12">0</text:span>,<text:span text:style-name="T45">1</text:span><text:span text:style-name="T12">, 0, </text:span><text:span text:style-name="T15">2</text:span>&gt; <text:s text:c="5"/>&lt;<text:span text:style-name="T12">0</text:span>,<text:span text:style-name="T45">1</text:span><text:span text:style-name="T12">, </text:span><text:span text:style-name="T18">1</text:span><text:span text:style-name="T12">, </text:span><text:span text:style-name="T19">0</text:span>&gt; &lt;<text:span text:style-name="T12">0</text:span>,<text:span text:style-name="T45">1</text:span><text:span text:style-name="T12">,</text:span><text:span text:style-name="T18">1</text:span><text:span text:style-name="T12">,</text:span><text:span text:style-name="T19">1</text:span>&gt; &lt;<text:span text:style-name="T12">0</text:span>,<text:span text:style-name="T45">1</text:span><text:span text:style-name="T12">, </text:span><text:span text:style-name="T18">1</text:span><text:span text:style-name="T12">, </text:span><text:span text:style-name="T19">2</text:span>&gt; <text:s text:c="3"/>&lt;<text:span text:style-name="T12">0</text:span>,<text:span text:style-name="T45">1</text:span><text:span text:style-name="T12">, </text:span><text:span text:style-name="T20">2</text:span><text:span text:style-name="T12">, 0</text:span>&gt; <text:s/>&lt;<text:span text:style-name="T12">0</text:span>,<text:span text:style-name="T45">1</text:span><text:span text:style-name="T12">,</text:span><text:span text:style-name="T20">2</text:span><text:span text:style-name="T12">,1</text:span>&gt; <text:s/>&lt;<text:span text:style-name="T12">0</text:span>,<text:span text:style-name="T45">1</text:span><text:span text:style-name="T12">, </text:span><text:span text:style-name="T20">2</text:span><text:span text:style-name="T12">, </text:span><text:span text:style-name="T15">2</text:span>&gt;</text:p>
      <text:p text:style-name="P39"/>
      <text:p text:style-name="P39"><text:s text:c="6"/></text:p>
      <text:p text:style-name="P47">En &lt;0,-1, -1, -1&gt; <text:s/><text:span text:style-name="T46">ocurre poda por predicado cuando se va a evaluar o ubicar la charla 2 a alguna sala (es decir valor distinto de 0 en la segunda componente de la tupla), esto es porque charla 2 no se puede asignar a ninguna sala, entonces no se sigue recorriendo el espacio de soluciones por los hijos que restan recorrer </text:span><text:span text:style-name="T38">&lt;</text:span><text:span text:style-name="T12">0</text:span><text:span text:style-name="T38">,</text:span><text:span text:style-name="T13">1</text:span><text:span text:style-name="T12">, -</text:span><text:span text:style-name="T13">1</text:span><text:span text:style-name="T12">, -</text:span><text:span text:style-name="T13">1</text:span><text:span text:style-name="T38">&gt; <text:s/>&lt;</text:span><text:span text:style-name="T12">0</text:span><text:span text:style-name="T38">,</text:span><text:span text:style-name="T39">2</text:span><text:span text:style-name="T12">, -</text:span><text:span text:style-name="T13">1</text:span><text:span text:style-name="T12">, -</text:span><text:span text:style-name="T13">1</text:span><text:span text:style-name="T38">&gt; <text:s/></text:span><text:span text:style-name="T46">.</text:span></text:p>
      <text:p text:style-name="P46"/>
      <text:p text:style-name="P46"/>
      <text:p text:style-name="P58"><draw:line text:anchor-type="paragraph" draw:z-index="100" draw:style-name="gr1" draw:text-style-name="P79" svg:x1="1.677cm" svg:y1="0.52cm" svg:x2="1.677cm" svg:y2="1.032cm"><text:p/></draw:line><draw:line text:anchor-type="paragraph" draw:z-index="101" draw:style-name="gr1" draw:text-style-name="P79" svg:x1="2.432cm" svg:y1="0.446cm" svg:x2="4.191cm" svg:y2="1.183cm"><text:p/></draw:line><draw:line text:anchor-type="paragraph" draw:z-index="105" draw:style-name="gr1" draw:text-style-name="P79" svg:x1="2.51cm" svg:y1="0.295cm" svg:x2="5.627cm" svg:y2="1.26cm"><text:p/></draw:line><text:span text:style-name="T41">&lt;</text:span><text:span text:style-name="T12">-</text:span><text:span text:style-name="T13">1</text:span><text:span text:style-name="T38">,</text:span><text:span text:style-name="T12">-</text:span><text:span text:style-name="T13">1</text:span><text:span text:style-name="T12">, -</text:span><text:span text:style-name="T13">1</text:span><text:span text:style-name="T12">, -</text:span><text:span text:style-name="T13">1</text:span><text:span text:style-name="T38">&gt;</text:span></text:p>
      <text:p text:style-name="P26"/>
      <text:p text:style-name="P26"><draw:line text:anchor-type="paragraph" draw:z-index="112" draw:style-name="gr1" draw:text-style-name="P79" svg:x1="3.36cm" svg:y1="0.49cm" svg:x2="1.393cm" svg:y2="1.264cm"><text:p/></draw:line><draw:line text:anchor-type="paragraph" draw:z-index="113" draw:style-name="gr1" draw:text-style-name="P79" svg:x1="3.738cm" svg:y1="0.529cm" svg:x2="3.701cm" svg:y2="1.152cm"><text:p/></draw:line><draw:line text:anchor-type="paragraph" draw:z-index="114" draw:style-name="gr1" draw:text-style-name="P79" svg:x1="4.039cm" svg:y1="0.529cm" svg:x2="5.986cm" svg:y2="1.265cm"><text:p/></draw:line>&lt;<text:span text:style-name="T12">0</text:span>,<text:span text:style-name="T12">-</text:span><text:span text:style-name="T13">1</text:span><text:span text:style-name="T12">, -</text:span><text:span text:style-name="T13">1</text:span><text:span text:style-name="T12">, -</text:span><text:span text:style-name="T13">1</text:span>&gt; <text:s text:c="3"/>&lt;<text:span text:style-name="T12">1</text:span>,<text:span text:style-name="T12">-</text:span><text:span text:style-name="T13">1</text:span><text:span text:style-name="T12">, -</text:span><text:span text:style-name="T13">1</text:span><text:span text:style-name="T12">, -</text:span><text:span text:style-name="T13">1</text:span>&gt; &lt;<text:span text:style-name="T14">2</text:span>,<text:span text:style-name="T12">-</text:span><text:span text:style-name="T13">1</text:span><text:span text:style-name="T12">, -</text:span><text:span text:style-name="T13">1</text:span><text:span text:style-name="T12">, -</text:span><text:span text:style-name="T13">1</text:span>&gt; <text:s text:c="4"/></text:p>
      <text:p text:style-name="P26"/>
      <text:p text:style-name="P26"><draw:line text:anchor-type="paragraph" draw:z-index="115" draw:style-name="gr1" draw:text-style-name="P79" svg:x1="1.224cm" svg:y1="0.519cm" svg:x2="1.111cm" svg:y2="1.2cm"><text:p/></draw:line><draw:line text:anchor-type="paragraph" draw:z-index="116" draw:style-name="gr1" draw:text-style-name="P79" svg:x1="1.319cm" svg:y1="0.538cm" svg:x2="2.848cm" svg:y2="1.275cm"><text:p/></draw:line><draw:line text:anchor-type="paragraph" draw:z-index="117" draw:style-name="gr1" draw:text-style-name="P79" svg:x1="1.602cm" svg:y1="0.538cm" svg:x2="4.929cm" svg:y2="1.237cm"><text:p/></draw:line>&lt;<text:span text:style-name="T23">1</text:span>,<text:span text:style-name="T12">0, -</text:span><text:span text:style-name="T13">1</text:span><text:span text:style-name="T12">, -</text:span><text:span text:style-name="T13">1</text:span>&gt; <text:s text:c="3"/>&lt;<text:span text:style-name="T23">1</text:span>,<text:span text:style-name="T13">1</text:span><text:span text:style-name="T12">, -</text:span><text:span text:style-name="T13">1</text:span><text:span text:style-name="T12">, -</text:span><text:span text:style-name="T13">1</text:span>&gt; <text:s/>&lt;<text:span text:style-name="T23">1</text:span>,<text:span text:style-name="T44">2</text:span><text:span text:style-name="T12">, -</text:span><text:span text:style-name="T13">1</text:span><text:span text:style-name="T12">, -</text:span><text:span text:style-name="T13">1</text:span>&gt; <text:s text:c="4"/></text:p>
      <text:p text:style-name="P26"/>
      <text:p text:style-name="P48"><draw:line text:anchor-type="paragraph" draw:z-index="102" draw:style-name="gr1" draw:text-style-name="P79" svg:x1="0.903cm" svg:y1="0.549cm" svg:x2="0.864cm" svg:y2="1.191cm"><text:p/></draw:line><draw:line text:anchor-type="paragraph" draw:z-index="103" draw:style-name="gr1" draw:text-style-name="P79" svg:x1="1.055cm" svg:y1="0.549cm" svg:x2="2.584cm" svg:y2="1.191cm"><text:p/></draw:line><draw:line text:anchor-type="paragraph" draw:z-index="104" draw:style-name="gr1" draw:text-style-name="P79" svg:x1="1.942cm" svg:y1="0.434cm" svg:x2="4.683cm" svg:y2="1.36cm"><text:p/></draw:line><draw:line text:anchor-type="paragraph" draw:z-index="106" draw:style-name="gr1" draw:text-style-name="P79" svg:x1="3.51cm" svg:y1="0.529cm" svg:x2="6.516cm" svg:y2="1.247cm"><text:p/></draw:line><draw:line text:anchor-type="paragraph" draw:z-index="107" draw:style-name="gr1" draw:text-style-name="P79" svg:x1="4.078cm" svg:y1="0.529cm" svg:x2="8.14cm" svg:y2="1.323cm"><text:p/></draw:line><draw:line text:anchor-type="paragraph" draw:z-index="108" draw:style-name="gr1" draw:text-style-name="P79" svg:x1="4.343cm" svg:y1="0.434cm" svg:x2="10.164cm" svg:y2="1.323cm"><text:p/></draw:line><draw:line text:anchor-type="paragraph" draw:z-index="109" draw:style-name="gr1" draw:text-style-name="P79" svg:x1="6.817cm" svg:y1="0.434cm" svg:x2="11.996cm" svg:y2="1.323cm"><text:p/></draw:line><draw:line text:anchor-type="paragraph" draw:z-index="110" draw:style-name="gr1" draw:text-style-name="P79" svg:x1="6.932cm" svg:y1="0.284cm" svg:x2="14cm" svg:y2="1.247cm"><text:p/></draw:line><draw:line text:anchor-type="paragraph" draw:z-index="111" draw:style-name="gr1" draw:text-style-name="P79" svg:x1="6.705cm" svg:y1="0.152cm" svg:x2="15.625cm" svg:y2="1.21cm"><text:p/></draw:line><text:span text:style-name="T38">&lt;</text:span><text:span text:style-name="T40">1</text:span><text:span text:style-name="T38">,</text:span><text:span text:style-name="T23">0</text:span><text:span text:style-name="T12">, 0, -</text:span><text:span text:style-name="T13">1</text:span><text:span text:style-name="T38">&gt; <text:s text:c="3"/>&lt;</text:span><text:span text:style-name="T40">1</text:span><text:span text:style-name="T38">,</text:span><text:span text:style-name="T23">0</text:span><text:span text:style-name="T12">,1, -</text:span><text:span text:style-name="T13">1</text:span><text:span text:style-name="T38">&gt; <text:s text:c="2"/>&lt;</text:span><text:span text:style-name="T40">1</text:span><text:span text:style-name="T38">,</text:span><text:span text:style-name="T23">0</text:span><text:span text:style-name="T12">, </text:span><text:span text:style-name="T15">2</text:span><text:span text:style-name="T12">, -</text:span><text:span text:style-name="T13">1</text:span><text:span text:style-name="T38">&gt; <text:s text:c="4"/></text:span></text:p>
      <text:p text:style-name="P26"/>
      <text:p text:style-name="P40">&lt;<text:span text:style-name="T55">1</text:span>,<text:span text:style-name="T23">0</text:span><text:span text:style-name="T12">, 0, 0</text:span>&gt; <text:s text:c="3"/>&lt;<text:span text:style-name="T55">1</text:span>,<text:span text:style-name="T23">0</text:span><text:span text:style-name="T12">, 0,1</text:span>&gt; <text:s/>&lt;<text:span text:style-name="T55">1</text:span>,<text:span text:style-name="T23">0</text:span><text:span text:style-name="T12">, 0, </text:span><text:span text:style-name="T15">2</text:span>&gt; <text:s text:c="5"/>&lt;<text:span text:style-name="T55">1</text:span>,<text:span text:style-name="T23">0</text:span><text:span text:style-name="T12">,1, </text:span><text:span text:style-name="T19">0</text:span>&gt; &lt;<text:span text:style-name="T55">1</text:span>,<text:span text:style-name="T23">0</text:span><text:span text:style-name="T12">,1,</text:span><text:span text:style-name="T19">1</text:span>&gt; &lt;<text:span text:style-name="T55">1</text:span>,<text:span text:style-name="T23">0</text:span><text:span text:style-name="T12">,1, </text:span><text:span text:style-name="T19">2</text:span>&gt; <text:s text:c="3"/>&lt;<text:span text:style-name="T55">1</text:span>,<text:span text:style-name="T23">0</text:span><text:span text:style-name="T12">, </text:span><text:span text:style-name="T15">2</text:span><text:span text:style-name="T12">, 0</text:span>&gt; <text:s/>&lt;<text:span text:style-name="T55">1</text:span>,<text:span text:style-name="T23">0</text:span><text:span text:style-name="T12">, </text:span><text:span text:style-name="T15">2</text:span><text:span text:style-name="T12">,1</text:span>&gt; <text:s/>&lt;<text:span text:style-name="T55">1</text:span>,<text:span text:style-name="T23">0</text:span><text:span text:style-name="T12">, </text:span><text:span text:style-name="T15">2</text:span><text:span text:style-name="T12">, </text:span><text:span text:style-name="T15">2</text:span>&gt;</text:p>
      <text:p text:style-name="P60"><text:s/></text:p>
      <text:p text:style-name="P49"><text:span text:style-name="T38">&lt;</text:span><text:span text:style-name="T12">1</text:span><text:span text:style-name="T38">,</text:span><text:span text:style-name="T12">-</text:span><text:span text:style-name="T13">1</text:span><text:span text:style-name="T12">, -</text:span><text:span text:style-name="T13">1</text:span><text:span text:style-name="T12">, -</text:span><text:span text:style-name="T13">1</text:span><text:span text:style-name="T38">&gt; </text:span>No cumple con la restricción de disponibilidad horaria de sala, por lo que el recorrido por el árbol que tiene esta tupla como solución no se realiza.</text:p>
      <text:p text:style-name="P49"/>
      <text:p text:style-name="P49"/>
      <text:p text:style-name="P57"><draw:line text:anchor-type="paragraph" draw:z-index="118" draw:style-name="gr1" draw:text-style-name="P79" svg:x1="1.677cm" svg:y1="0.52cm" svg:x2="1.677cm" svg:y2="1.032cm"><text:p/></draw:line><draw:line text:anchor-type="paragraph" draw:z-index="119" draw:style-name="gr1" draw:text-style-name="P79" svg:x1="2.432cm" svg:y1="0.446cm" svg:x2="4.191cm" svg:y2="1.183cm"><text:p/></draw:line><draw:line text:anchor-type="paragraph" draw:z-index="123" draw:style-name="gr1" draw:text-style-name="P79" svg:x1="2.51cm" svg:y1="0.295cm" svg:x2="5.627cm" svg:y2="1.26cm"><text:p/></draw:line>&lt;<text:span text:style-name="T12">-</text:span><text:span text:style-name="T13">1</text:span>,<text:span text:style-name="T12">-</text:span><text:span text:style-name="T13">1</text:span><text:span text:style-name="T12">, -</text:span><text:span text:style-name="T13">1</text:span><text:span text:style-name="T12">, -</text:span><text:span text:style-name="T13">1</text:span>&gt;</text:p>
      <text:p text:style-name="P27"/>
      <text:p text:style-name="P27"><draw:line text:anchor-type="paragraph" draw:z-index="133" draw:style-name="gr1" draw:text-style-name="P79" svg:x1="5.665cm" svg:y1="0.494cm" svg:x2="1.469cm" svg:y2="1.231cm"><text:p/></draw:line><draw:line text:anchor-type="paragraph" draw:z-index="134" draw:style-name="gr1" draw:text-style-name="P79" svg:x1="6.403cm" svg:y1="0.531cm" svg:x2="4.21cm" svg:y2="1.231cm"><text:p/></draw:line><draw:line text:anchor-type="paragraph" draw:z-index="135" draw:style-name="gr1" draw:text-style-name="P79" svg:x1="7.064cm" svg:y1="0.55cm" svg:x2="6.856cm" svg:y2="1.174cm"><text:p/></draw:line>&lt;<text:span text:style-name="T12">0</text:span>,<text:span text:style-name="T12">-</text:span><text:span text:style-name="T13">1</text:span><text:span text:style-name="T12">, -</text:span><text:span text:style-name="T13">1</text:span><text:span text:style-name="T12">, -</text:span><text:span text:style-name="T13">1</text:span>&gt; <text:s text:c="3"/>&lt;<text:span text:style-name="T12">1</text:span>,<text:span text:style-name="T12">-</text:span><text:span text:style-name="T13">1</text:span><text:span text:style-name="T12">, -</text:span><text:span text:style-name="T13">1</text:span><text:span text:style-name="T12">, -</text:span><text:span text:style-name="T13">1</text:span>&gt; &lt;<text:span text:style-name="T14">2</text:span>,<text:span text:style-name="T12">-</text:span><text:span text:style-name="T13">1</text:span><text:span text:style-name="T12">, -</text:span><text:span text:style-name="T13">1</text:span><text:span text:style-name="T12">, -</text:span><text:span text:style-name="T13">1</text:span>&gt; <text:s text:c="4"/></text:p>
      <text:p text:style-name="P27"/>
      <text:p text:style-name="P27"><draw:line text:anchor-type="paragraph" draw:z-index="130" draw:style-name="gr1" draw:text-style-name="P79" svg:x1="1.224cm" svg:y1="0.519cm" svg:x2="1.111cm" svg:y2="1.2cm"><text:p/></draw:line><draw:line text:anchor-type="paragraph" draw:z-index="131" draw:style-name="gr1" draw:text-style-name="P79" svg:x1="1.319cm" svg:y1="0.538cm" svg:x2="2.848cm" svg:y2="1.275cm"><text:p/></draw:line><draw:line text:anchor-type="paragraph" draw:z-index="132" draw:style-name="gr1" draw:text-style-name="P79" svg:x1="1.602cm" svg:y1="0.538cm" svg:x2="4.929cm" svg:y2="1.237cm"><text:p/></draw:line>&lt;<text:span text:style-name="T24">2</text:span>,<text:span text:style-name="T12">0, -</text:span><text:span text:style-name="T13">1</text:span><text:span text:style-name="T12">, -</text:span><text:span text:style-name="T13">1</text:span>&gt; <text:s text:c="3"/>&lt;<text:span text:style-name="T24">2</text:span>,<text:span text:style-name="T13">1</text:span><text:span text:style-name="T12">, -</text:span><text:span text:style-name="T13">1</text:span><text:span text:style-name="T12">, -</text:span><text:span text:style-name="T13">1</text:span>&gt; <text:s/>&lt;<text:span text:style-name="T24">2</text:span>,<text:span text:style-name="T44">2</text:span><text:span text:style-name="T12">, -</text:span><text:span text:style-name="T13">1</text:span><text:span text:style-name="T12">, -</text:span><text:span text:style-name="T13">1</text:span>&gt; <text:s text:c="4"/></text:p>
      <text:p text:style-name="P27"/>
      <text:p text:style-name="P50"><draw:line text:anchor-type="paragraph" draw:z-index="120" draw:style-name="gr1" draw:text-style-name="P79" svg:x1="0.903cm" svg:y1="0.549cm" svg:x2="0.864cm" svg:y2="1.191cm"><text:p/></draw:line><draw:line text:anchor-type="paragraph" draw:z-index="121" draw:style-name="gr1" draw:text-style-name="P79" svg:x1="1.055cm" svg:y1="0.549cm" svg:x2="2.584cm" svg:y2="1.191cm"><text:p/></draw:line><draw:line text:anchor-type="paragraph" draw:z-index="122" draw:style-name="gr1" draw:text-style-name="P79" svg:x1="1.942cm" svg:y1="0.434cm" svg:x2="4.683cm" svg:y2="1.36cm"><text:p/></draw:line><draw:line text:anchor-type="paragraph" draw:z-index="124" draw:style-name="gr1" draw:text-style-name="P79" svg:x1="3.51cm" svg:y1="0.529cm" svg:x2="6.516cm" svg:y2="1.247cm"><text:p/></draw:line><draw:line text:anchor-type="paragraph" draw:z-index="125" draw:style-name="gr1" draw:text-style-name="P79" svg:x1="4.078cm" svg:y1="0.529cm" svg:x2="8.14cm" svg:y2="1.323cm"><text:p/></draw:line><draw:line text:anchor-type="paragraph" draw:z-index="126" draw:style-name="gr1" draw:text-style-name="P79" svg:x1="4.343cm" svg:y1="0.434cm" svg:x2="10.164cm" svg:y2="1.323cm"><text:p/></draw:line><draw:line text:anchor-type="paragraph" draw:z-index="127" draw:style-name="gr1" draw:text-style-name="P79" svg:x1="6.817cm" svg:y1="0.434cm" svg:x2="11.996cm" svg:y2="1.323cm"><text:p/></draw:line><draw:line text:anchor-type="paragraph" draw:z-index="128" draw:style-name="gr1" draw:text-style-name="P79" svg:x1="6.932cm" svg:y1="0.284cm" svg:x2="14cm" svg:y2="1.247cm"><text:p/></draw:line><draw:line text:anchor-type="paragraph" draw:z-index="129" draw:style-name="gr1" draw:text-style-name="P79" svg:x1="6.705cm" svg:y1="0.152cm" svg:x2="15.625cm" svg:y2="1.21cm"><text:p/></draw:line><text:span text:style-name="T38">&lt;</text:span><text:span text:style-name="T24">2</text:span><text:span text:style-name="T38">,</text:span><text:span text:style-name="T12">0, 0, -</text:span><text:span text:style-name="T13">1</text:span><text:span text:style-name="T38">&gt; <text:s text:c="3"/>&lt;</text:span><text:span text:style-name="T24">2</text:span><text:span text:style-name="T38">,</text:span><text:span text:style-name="T12">0,1, -</text:span><text:span text:style-name="T13">1</text:span><text:span text:style-name="T38">&gt; <text:s text:c="2"/>&lt;</text:span><text:span text:style-name="T24">2</text:span><text:span text:style-name="T38">,</text:span><text:span text:style-name="T12">0, </text:span><text:span text:style-name="T15">2</text:span><text:span text:style-name="T12">, -</text:span><text:span text:style-name="T13">1</text:span><text:span text:style-name="T38">&gt; <text:s text:c="4"/></text:span></text:p>
      <text:p text:style-name="P27"/>
      <text:p text:style-name="P41">&lt;<text:span text:style-name="T24">2</text:span>,<text:span text:style-name="T12">0, 0, 0</text:span>&gt; <text:s text:c="3"/>&lt;<text:span text:style-name="T24">2</text:span>,<text:span text:style-name="T12">0,0,1</text:span>&gt; <text:s/>&lt;<text:span text:style-name="T24">2</text:span>,<text:span text:style-name="T12">0, 0, </text:span><text:span text:style-name="T15">2</text:span>&gt; <text:s text:c="5"/>&lt;<text:span text:style-name="T24">2</text:span>,<text:span text:style-name="T12">0,1, </text:span><text:span text:style-name="T19">0</text:span>&gt; &lt;<text:span text:style-name="T24">2</text:span>,<text:span text:style-name="T12">0,1,</text:span><text:span text:style-name="T19">1</text:span>&gt; &lt;<text:span text:style-name="T24">2</text:span>,<text:span text:style-name="T12">0,1, </text:span><text:span text:style-name="T19">2</text:span>&gt; <text:s text:c="3"/>&lt;<text:span text:style-name="T24">2</text:span>,<text:span text:style-name="T12">0, </text:span><text:span text:style-name="T15">2</text:span><text:span text:style-name="T12">, 0</text:span>&gt; <text:s/>&lt;<text:span text:style-name="T24">2</text:span>,<text:span text:style-name="T12">0, </text:span><text:span text:style-name="T15">2</text:span><text:span text:style-name="T12">,1</text:span>&gt; <text:s/>&lt;<text:span text:style-name="T24">2</text:span>,<text:span text:style-name="T12">0, </text:span><text:span text:style-name="T15">2</text:span><text:span text:style-name="T12">, </text:span><text:span text:style-name="T15">2</text:span>&gt;</text:p>
      <text:p text:style-name="P41"/>
      <text:p text:style-name="Standard"><text:span text:style-name="T6">&lt;2,0, 0, 0&gt;</text:span> <text:s/>Es <text:span text:style-name="T56">solución la charla 1 es asignada a la sala 2.</text:span></text:p>
      <text:p text:style-name="P51">&lt;2,0,0,1&gt; <text:s/><text:span text:style-name="T60">No es solución por restricción de no disponibilidad de la sala 1 para el horario de la charla 4. </text:span></text:p>
      <text:p text:style-name="P51">&lt;2,0, 0, 2&gt; <text:span text:style-name="T61">No es solución por restricción de compatibilidad de horarios entre la charla 1 y la 4.</text:span></text:p>
      <text:p text:style-name="Standard"><text:span text:style-name="T6">&lt;2,0,1, 0&gt; </text:span><text:span text:style-name="T62">Es solución asignándose charla 1 a <text:s/>sala 2 y charla 3 a sala 1.</text:span></text:p>
      <text:p text:style-name="P52">&lt;2,0,1,1&gt; <text:s/><text:span text:style-name="T63">No es solución por restricción de disponibilidad horaria de la sala 1 para la charla 4.</text:span></text:p>
      <text:p text:style-name="P52">&lt;2,0,1, 2&gt; <text:span text:style-name="T64">No es solución por restricción de compatibilidad entre la charla 1 y la 4.</text:span></text:p>
      <text:p text:style-name="P28">&lt;2,0, 2, 0&gt;<text:span text:style-name="T57"> </text:span><text:span text:style-name="T58">Es solución </text:span><text:span text:style-name="T59">las charlas 1 y 3 se dan en la misma sala</text:span><text:span text:style-name="T58">.</text:span></text:p>
      <text:p text:style-name="P53">&lt;2,0, 2,1&gt; <text:s/><text:span text:style-name="T65">No es solución por restricción de no disponibilidad horaria de la sala 1 para la charla 4.</text:span></text:p>
      <text:p text:style-name="P53">&lt;2,0, 2, 2&gt;<text:span text:style-name="T66">No es solución por restricción de compatibilidad entre la charla 1 y la 4.</text:span></text:p>
      <text:p text:style-name="P53"/>
      <text:p text:style-name="P53"/>
      <text:p text:style-name="P75"><draw:line text:anchor-type="paragraph" draw:z-index="136" draw:style-name="gr1" draw:text-style-name="P79" svg:x1="1.677cm" svg:y1="0.52cm" svg:x2="1.677cm" svg:y2="1.032cm"><text:p/></draw:line><draw:line text:anchor-type="paragraph" draw:z-index="137" draw:style-name="gr1" draw:text-style-name="P79" svg:x1="2.432cm" svg:y1="0.446cm" svg:x2="4.191cm" svg:y2="1.183cm"><text:p/></draw:line><draw:line text:anchor-type="paragraph" draw:z-index="141" draw:style-name="gr1" draw:text-style-name="P79" svg:x1="2.51cm" svg:y1="0.295cm" svg:x2="5.627cm" svg:y2="1.26cm"><text:p/></draw:line><text:span text:style-name="T38">&lt;</text:span><text:span text:style-name="T12">-</text:span><text:span text:style-name="T13">1</text:span><text:span text:style-name="T38">,</text:span><text:span text:style-name="T12">-</text:span><text:span text:style-name="T13">1</text:span><text:span text:style-name="T12">, -</text:span><text:span text:style-name="T13">1</text:span><text:span text:style-name="T12">, -</text:span><text:span text:style-name="T13">1</text:span><text:span text:style-name="T38">&gt;</text:span></text:p>
      <text:p text:style-name="P63"/>
      <text:p text:style-name="P63"><draw:line text:anchor-type="paragraph" draw:z-index="148" draw:style-name="gr1" draw:text-style-name="P79" svg:x1="5.665cm" svg:y1="0.494cm" svg:x2="1.469cm" svg:y2="1.231cm"><text:p/></draw:line><draw:line text:anchor-type="paragraph" draw:z-index="149" draw:style-name="gr1" draw:text-style-name="P79" svg:x1="6.403cm" svg:y1="0.531cm" svg:x2="4.21cm" svg:y2="1.231cm"><text:p/></draw:line><draw:line text:anchor-type="paragraph" draw:z-index="150" draw:style-name="gr1" draw:text-style-name="P79" svg:x1="7.064cm" svg:y1="0.55cm" svg:x2="6.856cm" svg:y2="1.174cm"><text:p/></draw:line>&lt;<text:span text:style-name="T12">0</text:span>,<text:span text:style-name="T12">-</text:span><text:span text:style-name="T13">1</text:span><text:span text:style-name="T12">, -</text:span><text:span text:style-name="T13">1</text:span><text:span text:style-name="T12">, -</text:span><text:span text:style-name="T13">1</text:span>&gt; <text:s text:c="3"/>&lt;<text:span text:style-name="T12">1</text:span>,<text:span text:style-name="T12">-</text:span><text:span text:style-name="T13">1</text:span><text:span text:style-name="T12">, -</text:span><text:span text:style-name="T13">1</text:span><text:span text:style-name="T12">, -</text:span><text:span text:style-name="T13">1</text:span>&gt; &lt;<text:span text:style-name="T14">2</text:span>,<text:span text:style-name="T12">-</text:span><text:span text:style-name="T13">1</text:span><text:span text:style-name="T12">, -</text:span><text:span text:style-name="T13">1</text:span><text:span text:style-name="T12">, -</text:span><text:span text:style-name="T13">1</text:span>&gt; <text:s text:c="4"/></text:p>
      <text:p text:style-name="P63"/>
      <text:p text:style-name="P63"><draw:line text:anchor-type="paragraph" draw:z-index="151" draw:style-name="gr2" draw:text-style-name="P79" svg:x1="3cm" svg:y1="0.506cm" svg:x2="1.356cm" svg:y2="1.242cm"><text:p/></draw:line>&lt;<text:span text:style-name="T24">2</text:span>,<text:span text:style-name="T12">0, -</text:span><text:span text:style-name="T13">1</text:span><text:span text:style-name="T12">, -</text:span><text:span text:style-name="T13">1</text:span>&gt; <text:s text:c="3"/>&lt;<text:span text:style-name="T24">2</text:span>,<text:span text:style-name="T13">1</text:span><text:span text:style-name="T12">, -</text:span><text:span text:style-name="T13">1</text:span><text:span text:style-name="T12">, -</text:span><text:span text:style-name="T13">1</text:span>&gt; <text:s/>&lt;<text:span text:style-name="T24">2</text:span>,<text:span text:style-name="T44">2</text:span><text:span text:style-name="T12">, -</text:span><text:span text:style-name="T13">1</text:span><text:span text:style-name="T12">, -</text:span><text:span text:style-name="T13">1</text:span>&gt; <text:s text:c="4"/></text:p>
      <text:p text:style-name="P63"><draw:line text:anchor-type="paragraph" draw:z-index="152" draw:style-name="gr2" draw:text-style-name="P79" svg:x1="3.775cm" svg:y1="0.023cm" svg:x2="3.775cm" svg:y2="0.665cm"><text:p/></draw:line><draw:line text:anchor-type="paragraph" draw:z-index="153" draw:style-name="gr2" draw:text-style-name="P79" svg:x1="4.154cm" svg:y1="0.004cm" svg:x2="5.514cm" svg:y2="0.665cm"><text:p/></draw:line></text:p>
      <text:p text:style-name="P67"><draw:line text:anchor-type="paragraph" draw:z-index="138" draw:style-name="gr1" draw:text-style-name="P79" svg:x1="0.903cm" svg:y1="0.549cm" svg:x2="0.864cm" svg:y2="1.191cm"><text:p/></draw:line><draw:line text:anchor-type="paragraph" draw:z-index="139" draw:style-name="gr1" draw:text-style-name="P79" svg:x1="1.055cm" svg:y1="0.549cm" svg:x2="2.584cm" svg:y2="1.191cm"><text:p/></draw:line><draw:line text:anchor-type="paragraph" draw:z-index="140" draw:style-name="gr1" draw:text-style-name="P79" svg:x1="1.942cm" svg:y1="0.434cm" svg:x2="4.683cm" svg:y2="1.36cm"><text:p/></draw:line><draw:line text:anchor-type="paragraph" draw:z-index="142" draw:style-name="gr1" draw:text-style-name="P79" svg:x1="3.51cm" svg:y1="0.529cm" svg:x2="6.516cm" svg:y2="1.247cm"><text:p/></draw:line><draw:line text:anchor-type="paragraph" draw:z-index="143" draw:style-name="gr1" draw:text-style-name="P79" svg:x1="4.078cm" svg:y1="0.529cm" svg:x2="8.14cm" svg:y2="1.323cm"><text:p/></draw:line><draw:line text:anchor-type="paragraph" draw:z-index="144" draw:style-name="gr1" draw:text-style-name="P79" svg:x1="4.343cm" svg:y1="0.434cm" svg:x2="10.164cm" svg:y2="1.323cm"><text:p/></draw:line><draw:line text:anchor-type="paragraph" draw:z-index="145" draw:style-name="gr1" draw:text-style-name="P79" svg:x1="6.817cm" svg:y1="0.434cm" svg:x2="11.996cm" svg:y2="1.323cm"><text:p/></draw:line><draw:line text:anchor-type="paragraph" draw:z-index="146" draw:style-name="gr1" draw:text-style-name="P79" svg:x1="6.932cm" svg:y1="0.284cm" svg:x2="14cm" svg:y2="1.247cm"><text:p/></draw:line><draw:line text:anchor-type="paragraph" draw:z-index="147" draw:style-name="gr1" draw:text-style-name="P79" svg:x1="6.705cm" svg:y1="0.152cm" svg:x2="15.625cm" svg:y2="1.21cm"><text:p/></draw:line><text:span text:style-name="T38">&lt;</text:span><text:span text:style-name="T24">2</text:span><text:span text:style-name="T38">,</text:span><text:span text:style-name="T42">1</text:span><text:span text:style-name="T12">, 0, -</text:span><text:span text:style-name="T13">1</text:span><text:span text:style-name="T38">&gt; <text:s text:c="3"/>&lt;</text:span><text:span text:style-name="T24">2</text:span><text:span text:style-name="T38">,</text:span><text:span text:style-name="T42">1</text:span><text:span text:style-name="T12">,1, -</text:span><text:span text:style-name="T13">1</text:span><text:span text:style-name="T38">&gt; <text:s text:c="2"/>&lt;</text:span><text:span text:style-name="T24">2</text:span><text:span text:style-name="T38">,</text:span><text:span text:style-name="T42">1</text:span><text:span text:style-name="T12">, </text:span><text:span text:style-name="T15">2</text:span><text:span text:style-name="T12">, -</text:span><text:span text:style-name="T13">1</text:span><text:span text:style-name="T38">&gt; <text:s text:c="4"/></text:span></text:p>
      <text:p text:style-name="P63"/>
      <text:p text:style-name="P67"><text:span text:style-name="T47">&lt;</text:span><text:span text:style-name="T51">2</text:span><text:span text:style-name="T47">,</text:span><text:span text:style-name="T48">1</text:span><text:span text:style-name="T52">, 0, 0</text:span><text:span text:style-name="T47">&gt; <text:s text:c="3"/>&lt;</text:span><text:span text:style-name="T51">2</text:span><text:span text:style-name="T47">,</text:span><text:span text:style-name="T48">1</text:span><text:span text:style-name="T52">,0,1</text:span><text:span text:style-name="T47">&gt; <text:s/>&lt;</text:span><text:span text:style-name="T51">2</text:span><text:span text:style-name="T47">,</text:span><text:span text:style-name="T48">1</text:span><text:span text:style-name="T52">, 0, </text:span><text:span text:style-name="T53">2</text:span><text:span text:style-name="T47">&gt; <text:s text:c="5"/>&lt;</text:span><text:span text:style-name="T51">2</text:span><text:span text:style-name="T47">,</text:span><text:span text:style-name="T49">1</text:span><text:span text:style-name="T52">,1, </text:span><text:span text:style-name="T54">0</text:span><text:span text:style-name="T47">&gt; &lt;</text:span><text:span text:style-name="T51">2</text:span><text:span text:style-name="T47">,</text:span><text:span text:style-name="T49">1</text:span><text:span text:style-name="T52">,1,</text:span><text:span text:style-name="T54">1</text:span><text:span text:style-name="T47">&gt; &lt;</text:span><text:span text:style-name="T51">2</text:span><text:span text:style-name="T47">,</text:span><text:span text:style-name="T49">1</text:span><text:span text:style-name="T52">,1, </text:span><text:span text:style-name="T54">2</text:span><text:span text:style-name="T47">&gt; <text:s text:c="3"/>&lt;</text:span><text:span text:style-name="T51">2</text:span><text:span text:style-name="T47">,</text:span><text:span text:style-name="T49">1</text:span><text:span text:style-name="T52">, </text:span><text:span text:style-name="T53">2</text:span><text:span text:style-name="T52">, 0</text:span><text:span text:style-name="T47">&gt; <text:s/>&lt;</text:span><text:span text:style-name="T51">2</text:span><text:span text:style-name="T47">,</text:span><text:span text:style-name="T49">1</text:span><text:span text:style-name="T52">, </text:span><text:span text:style-name="T53">2</text:span><text:span text:style-name="T52">,1</text:span><text:span text:style-name="T47">&gt; <text:s/>&lt;</text:span><text:span text:style-name="T51">2</text:span><text:span text:style-name="T47">,</text:span><text:span text:style-name="T49">1</text:span><text:span text:style-name="T52">, </text:span><text:span text:style-name="T53">2</text:span><text:span text:style-name="T52">, </text:span><text:span text:style-name="T53">2</text:span><text:span text:style-name="T47">&gt;</text:span></text:p>
      <text:p text:style-name="P67"><text:span text:style-name="T47"/></text:p>
      <text:p text:style-name="P64">&lt;<text:span text:style-name="T24">2</text:span>,<text:span text:style-name="T13">1</text:span><text:span text:style-name="T12">, -</text:span><text:span text:style-name="T13">1</text:span><text:span text:style-name="T12">, -</text:span><text:span text:style-name="T13">1</text:span>&gt; <text:span text:style-name="T25">La tupla no cumple con la restricción de disponibilidad, pues la sala 1 no tiene horario disponible para la charla 2. </text:span><text:span text:style-name="T26">Luego el árbol generado por esta tupla no es recorrido.</text:span></text:p>
      <text:p text:style-name="P64"><text:span text:style-name="T26"/></text:p>
      <text:p text:style-name="P64"><text:span text:style-name="T26"/></text:p>
      <text:p text:style-name="P76"><draw:line text:anchor-type="paragraph" draw:z-index="154" draw:style-name="gr1" draw:text-style-name="P79" svg:x1="1.677cm" svg:y1="0.52cm" svg:x2="1.677cm" svg:y2="1.032cm"><text:p/></draw:line><draw:line text:anchor-type="paragraph" draw:z-index="155" draw:style-name="gr1" draw:text-style-name="P79" svg:x1="2.432cm" svg:y1="0.446cm" svg:x2="4.191cm" svg:y2="1.183cm"><text:p/></draw:line><draw:line text:anchor-type="paragraph" draw:z-index="159" draw:style-name="gr1" draw:text-style-name="P79" svg:x1="2.51cm" svg:y1="0.295cm" svg:x2="5.627cm" svg:y2="1.26cm"><text:p/></draw:line><text:span text:style-name="T38">&lt;</text:span><text:span text:style-name="T12">-</text:span><text:span text:style-name="T13">1</text:span><text:span text:style-name="T38">,</text:span><text:span text:style-name="T12">-</text:span><text:span text:style-name="T13">1</text:span><text:span text:style-name="T12">, -</text:span><text:span text:style-name="T13">1</text:span><text:span text:style-name="T12">, -</text:span><text:span text:style-name="T13">1</text:span><text:span text:style-name="T38">&gt;</text:span></text:p>
      <text:p text:style-name="P65"/>
      <text:p text:style-name="P65"><draw:line text:anchor-type="paragraph" draw:z-index="166" draw:style-name="gr1" draw:text-style-name="P79" svg:x1="5.665cm" svg:y1="0.494cm" svg:x2="1.469cm" svg:y2="1.231cm"><text:p/></draw:line><draw:line text:anchor-type="paragraph" draw:z-index="167" draw:style-name="gr1" draw:text-style-name="P79" svg:x1="6.403cm" svg:y1="0.531cm" svg:x2="4.21cm" svg:y2="1.231cm"><text:p/></draw:line><draw:line text:anchor-type="paragraph" draw:z-index="168" draw:style-name="gr1" draw:text-style-name="P79" svg:x1="7.064cm" svg:y1="0.55cm" svg:x2="6.856cm" svg:y2="1.174cm"><text:p/></draw:line>&lt;<text:span text:style-name="T12">0</text:span>,<text:span text:style-name="T12">-</text:span><text:span text:style-name="T13">1</text:span><text:span text:style-name="T12">, -</text:span><text:span text:style-name="T13">1</text:span><text:span text:style-name="T12">, -</text:span><text:span text:style-name="T13">1</text:span>&gt; <text:s text:c="3"/>&lt;<text:span text:style-name="T12">1</text:span>,<text:span text:style-name="T12">-</text:span><text:span text:style-name="T13">1</text:span><text:span text:style-name="T12">, -</text:span><text:span text:style-name="T13">1</text:span><text:span text:style-name="T12">, -</text:span><text:span text:style-name="T13">1</text:span>&gt; &lt;<text:span text:style-name="T14">2</text:span>,<text:span text:style-name="T12">-</text:span><text:span text:style-name="T13">1</text:span><text:span text:style-name="T12">, -</text:span><text:span text:style-name="T13">1</text:span><text:span text:style-name="T12">, -</text:span><text:span text:style-name="T13">1</text:span>&gt; <text:s text:c="4"/></text:p>
      <text:p text:style-name="P65"/>
      <text:p text:style-name="P65"><draw:line text:anchor-type="paragraph" draw:z-index="169" draw:style-name="gr2" draw:text-style-name="P79" svg:x1="5.514cm" svg:y1="0.455cm" svg:x2="1.111cm" svg:y2="1.266cm"><text:p/></draw:line><draw:line text:anchor-type="paragraph" draw:z-index="170" draw:style-name="gr2" draw:text-style-name="P79" svg:x1="5.759cm" svg:y1="0.492cm" svg:x2="3.889cm" svg:y2="1.266cm"><text:p/></draw:line><draw:line text:anchor-type="paragraph" draw:z-index="171" draw:style-name="gr2" draw:text-style-name="P79" svg:x1="6.119cm" svg:y1="0.549cm" svg:x2="5.93cm" svg:y2="1.098cm"><text:p/></draw:line>&lt;<text:span text:style-name="T24">2</text:span>,<text:span text:style-name="T12">0, -</text:span><text:span text:style-name="T13">1</text:span><text:span text:style-name="T12">, -</text:span><text:span text:style-name="T13">1</text:span>&gt; <text:s text:c="3"/>&lt;<text:span text:style-name="T24">2</text:span>,<text:span text:style-name="T13">1</text:span><text:span text:style-name="T12">, -</text:span><text:span text:style-name="T13">1</text:span><text:span text:style-name="T12">, -</text:span><text:span text:style-name="T13">1</text:span>&gt; <text:s/>&lt;<text:span text:style-name="T24">2</text:span>,<text:span text:style-name="T44">2</text:span><text:span text:style-name="T12">, -</text:span><text:span text:style-name="T13">1</text:span><text:span text:style-name="T12">, -</text:span><text:span text:style-name="T13">1</text:span>&gt; <text:s text:c="4"/></text:p>
      <text:p text:style-name="P65"/>
      <text:p text:style-name="P68"><draw:line text:anchor-type="paragraph" draw:z-index="156" draw:style-name="gr1" draw:text-style-name="P79" svg:x1="0.903cm" svg:y1="0.549cm" svg:x2="0.864cm" svg:y2="1.191cm"><text:p/></draw:line><draw:line text:anchor-type="paragraph" draw:z-index="157" draw:style-name="gr1" draw:text-style-name="P79" svg:x1="1.055cm" svg:y1="0.549cm" svg:x2="2.584cm" svg:y2="1.191cm"><text:p/></draw:line><draw:line text:anchor-type="paragraph" draw:z-index="158" draw:style-name="gr1" draw:text-style-name="P79" svg:x1="1.942cm" svg:y1="0.434cm" svg:x2="4.683cm" svg:y2="1.36cm"><text:p/></draw:line><draw:line text:anchor-type="paragraph" draw:z-index="160" draw:style-name="gr1" draw:text-style-name="P79" svg:x1="3.51cm" svg:y1="0.529cm" svg:x2="6.516cm" svg:y2="1.247cm"><text:p/></draw:line><draw:line text:anchor-type="paragraph" draw:z-index="161" draw:style-name="gr1" draw:text-style-name="P79" svg:x1="4.078cm" svg:y1="0.529cm" svg:x2="8.14cm" svg:y2="1.323cm"><text:p/></draw:line><draw:line text:anchor-type="paragraph" draw:z-index="162" draw:style-name="gr1" draw:text-style-name="P79" svg:x1="4.343cm" svg:y1="0.434cm" svg:x2="10.164cm" svg:y2="1.323cm"><text:p/></draw:line><draw:line text:anchor-type="paragraph" draw:z-index="163" draw:style-name="gr1" draw:text-style-name="P79" svg:x1="6.817cm" svg:y1="0.434cm" svg:x2="11.996cm" svg:y2="1.323cm"><text:p/></draw:line><draw:line text:anchor-type="paragraph" draw:z-index="164" draw:style-name="gr1" draw:text-style-name="P79" svg:x1="6.932cm" svg:y1="0.284cm" svg:x2="14cm" svg:y2="1.247cm"><text:p/></draw:line><draw:line text:anchor-type="paragraph" draw:z-index="165" draw:style-name="gr1" draw:text-style-name="P79" svg:x1="6.705cm" svg:y1="0.152cm" svg:x2="15.625cm" svg:y2="1.21cm"><text:p/></draw:line><text:span text:style-name="T38">&lt;</text:span><text:span text:style-name="T24">2</text:span><text:span text:style-name="T38">,</text:span><text:span text:style-name="T43">2</text:span><text:span text:style-name="T12">, 0, -</text:span><text:span text:style-name="T13">1</text:span><text:span text:style-name="T38">&gt; <text:s text:c="3"/>&lt;</text:span><text:span text:style-name="T24">2</text:span><text:span text:style-name="T38">,</text:span><text:span text:style-name="T43">2</text:span><text:span text:style-name="T12">,1, -</text:span><text:span text:style-name="T13">1</text:span><text:span text:style-name="T38">&gt; <text:s text:c="2"/>&lt;</text:span><text:span text:style-name="T24">2</text:span><text:span text:style-name="T38">,</text:span><text:span text:style-name="T43">2</text:span><text:span text:style-name="T12">, </text:span><text:span text:style-name="T15">2</text:span><text:span text:style-name="T12">, -</text:span><text:span text:style-name="T13">1</text:span><text:span text:style-name="T38">&gt; <text:s text:c="4"/></text:span></text:p>
      <text:p text:style-name="P65"/>
      <text:p text:style-name="P68"><text:span text:style-name="T47">&lt;</text:span><text:span text:style-name="T51">2</text:span><text:span text:style-name="T47">,</text:span><text:span text:style-name="T50">2</text:span><text:span text:style-name="T52">, 0, 0</text:span><text:span text:style-name="T47">&gt; <text:s text:c="3"/>&lt;</text:span><text:span text:style-name="T51">2</text:span><text:span text:style-name="T47">,</text:span><text:span text:style-name="T50">2</text:span><text:span text:style-name="T52">,0,1</text:span><text:span text:style-name="T47">&gt; <text:s/>&lt;</text:span><text:span text:style-name="T51">2</text:span><text:span text:style-name="T47">,</text:span><text:span text:style-name="T50">2</text:span><text:span text:style-name="T52">, 0, </text:span><text:span text:style-name="T53">2</text:span><text:span text:style-name="T47">&gt; <text:s text:c="5"/>&lt;</text:span><text:span text:style-name="T51">2</text:span><text:span text:style-name="T47">,</text:span><text:span text:style-name="T50">2</text:span><text:span text:style-name="T52">,1, </text:span><text:span text:style-name="T54">0</text:span><text:span text:style-name="T47">&gt; &lt;</text:span><text:span text:style-name="T51">2</text:span><text:span text:style-name="T47">,</text:span><text:span text:style-name="T50">2</text:span><text:span text:style-name="T52">,1,</text:span><text:span text:style-name="T54">1</text:span><text:span text:style-name="T47">&gt; &lt;</text:span><text:span text:style-name="T51">2</text:span><text:span text:style-name="T47">,</text:span><text:span text:style-name="T50">2</text:span><text:span text:style-name="T52">,1, </text:span><text:span text:style-name="T54">2</text:span><text:span text:style-name="T47">&gt; <text:s text:c="3"/>&lt;</text:span><text:span text:style-name="T51">2</text:span><text:span text:style-name="T47">,</text:span><text:span text:style-name="T50">2</text:span><text:span text:style-name="T52">, </text:span><text:span text:style-name="T53">2</text:span><text:span text:style-name="T52">, 0</text:span><text:span text:style-name="T47">&gt; <text:s/>&lt;</text:span><text:span text:style-name="T51">2</text:span><text:span text:style-name="T47">,</text:span><text:span text:style-name="T50">2</text:span><text:span text:style-name="T52">, </text:span><text:span text:style-name="T53">2</text:span><text:span text:style-name="T52">,1</text:span><text:span text:style-name="T47">&gt; <text:s/>&lt;</text:span><text:span text:style-name="T51">2</text:span><text:span text:style-name="T47">,</text:span><text:span text:style-name="T50">2</text:span><text:span text:style-name="T52">, </text:span><text:span text:style-name="T53">2</text:span><text:span text:style-name="T52">, </text:span><text:span text:style-name="T53">2</text:span><text:span text:style-name="T47">&gt;</text:span></text:p>
      <text:p text:style-name="P65"><text:span text:style-name="T47"/></text:p>
      <text:p text:style-name="Standard">&lt;2,2, -1, -1&gt; <text:s/><text:span text:style-name="T67">Esta tupla no cumple con la restricción de disponibilidad, la sala 2 no tiene horarios disponibles para la charla 2.</text:span></text:p>
      <text:p text:style-name="Standard"/>
      <text:p text:style-name="P69">Se encontraron las siguientes soluciones, <text:span text:style-name="T68">para las cuales la cantAsistentes devuelve los valores indicados</text:span></text:p>
      <text:p text:style-name="P69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78">Tupla t</text:p>
          </table:table-cell>
          <table:table-cell table:style-name="Table1.B1" office:value-type="string">
            <text:p text:style-name="P78">cantAsistentes(t)</text:p>
          </table:table-cell>
        </table:table-row>
        <table:table-row>
          <table:table-cell table:style-name="Table1.A2" office:value-type="string">
            <text:p text:style-name="P66"><text:span text:style-name="T6">&lt;</text:span><text:span text:style-name="T28">0</text:span><text:span text:style-name="T6">,</text:span><text:span text:style-name="T28">0, 0, 0</text:span><text:span text:style-name="T6">&gt; </text:span></text:p>
            <text:p text:style-name="P71"><text:span text:style-name="T33"/></text:p>
          </table:table-cell>
          <table:table-cell table:style-name="Table1.B2" office:value-type="string">
            <text:p text:style-name="P77">0</text:p>
          </table:table-cell>
        </table:table-row>
        <table:table-row>
          <table:table-cell table:style-name="Table1.A2" office:value-type="string">
            <text:p text:style-name="P66"><text:span text:style-name="T27">&lt;</text:span><text:span text:style-name="T28">0</text:span><text:span text:style-name="T27">,</text:span><text:span text:style-name="T28">0, 0, </text:span><text:span text:style-name="T29">2</text:span><text:span text:style-name="T27">&gt;</text:span></text:p>
            <text:p text:style-name="P71"><text:span text:style-name="T33"/></text:p>
          </table:table-cell>
          <table:table-cell table:style-name="Table1.B2" office:value-type="string">
            <text:p text:style-name="P77">9</text:p>
          </table:table-cell>
        </table:table-row>
        <table:table-row>
          <table:table-cell table:style-name="Table1.A2" office:value-type="string">
            <text:p text:style-name="P74"><text:span text:style-name="T27">&lt;</text:span><text:span text:style-name="T28">0</text:span><text:span text:style-name="T27">,</text:span><text:span text:style-name="T28">0, </text:span><text:span text:style-name="T30">1</text:span><text:span text:style-name="T28">, </text:span><text:span text:style-name="T31">0</text:span><text:span text:style-name="T27">&gt;</text:span></text:p>
            <text:p text:style-name="P71"><text:span text:style-name="T33"/></text:p>
          </table:table-cell>
          <table:table-cell table:style-name="Table1.B2" office:value-type="string">
            <text:p text:style-name="P77">15</text:p>
          </table:table-cell>
        </table:table-row>
        <table:table-row>
          <table:table-cell table:style-name="Table1.A2" office:value-type="string">
            <text:p text:style-name="P74"><text:span text:style-name="T27">&lt;</text:span><text:span text:style-name="T28">0</text:span><text:span text:style-name="T27">,</text:span><text:span text:style-name="T28">0, </text:span><text:span text:style-name="T30">1</text:span><text:span text:style-name="T28">, </text:span><text:span text:style-name="T31">2</text:span><text:span text:style-name="T27">&gt;</text:span></text:p>
            <text:p text:style-name="P71"><text:span text:style-name="T33"/></text:p>
          </table:table-cell>
          <table:table-cell table:style-name="Table1.B2" office:value-type="string">
            <text:p text:style-name="P77">24</text:p>
          </table:table-cell>
        </table:table-row>
        <table:table-row>
          <table:table-cell table:style-name="Table1.A2" office:value-type="string">
            <text:p text:style-name="P71">&lt;2,0, 0, 0&gt;</text:p>
            <text:p text:style-name="P71"><text:span text:style-name="T33"/></text:p>
          </table:table-cell>
          <table:table-cell table:style-name="Table1.B2" office:value-type="string">
            <text:p text:style-name="P77">20</text:p>
          </table:table-cell>
        </table:table-row>
        <table:table-row>
          <table:table-cell table:style-name="Table1.A2" office:value-type="string">
            <text:p text:style-name="P71">&lt;2,0,1, 0&gt;</text:p>
            <text:p text:style-name="P71"><text:span text:style-name="T33"/></text:p>
          </table:table-cell>
          <table:table-cell table:style-name="Table1.B2" office:value-type="string">
            <text:p text:style-name="P77">35</text:p>
          </table:table-cell>
        </table:table-row>
        <table:table-row>
          <table:table-cell table:style-name="Table1.A2" office:value-type="string">
            <text:p text:style-name="P71"><text:span text:style-name="T16">&lt;2,0, 2, 0&gt;</text:span><text:span text:style-name="T33"> </text:span></text:p>
            <text:p text:style-name="P71"><text:span text:style-name="T33"/></text:p>
          </table:table-cell>
          <table:table-cell table:style-name="Table1.B2" office:value-type="string">
            <text:p text:style-name="P77">35</text:p>
          </table:table-cell>
        </table:table-row>
      </table:table>
      <text:p text:style-name="P69"/>
      <text:p text:style-name="P72"><text:span text:style-name="T33">L</text:span><text:span text:style-name="T32">a función objetivo devuelve el primer valor de tupla igual al máximo cálculado por cantAsistentes, en este caso </text:span><text:span text:style-name="T69">&lt;2,0,1, 0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UY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UY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10:31:27.883079469</meta:creation-date>
    <dc:date>2015-10-22T09:09:31.085266329</dc:date>
    <meta:editing-duration>PT3H32M44S</meta:editing-duration>
    <meta:editing-cycles>83</meta:editing-cycles>
    <meta:generator>LibreOffice/5.0.1.2.0$Linux_X86_64 LibreOffice_project/00m0$Build-2</meta:generator>
    <meta:document-statistic meta:table-count="1" meta:image-count="0" meta:object-count="0" meta:page-count="8" meta:paragraph-count="157" meta:word-count="1202" meta:character-count="6663" meta:non-whitespace-character-count="5165"/>
  </office:meta>
</office:document-meta>
</file>